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2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r statut" table:style-name="ta1">
        <table:shapes>
          <draw:frame draw:z-index="0" draw:style-name="gr1" draw:text-style-name="P1" svg:width="279.47mm" svg:height="192.44mm" svg:x="166.85mm" svg:y="21.26mm">
            <loext:p draw:notify-on-update-of-ranges="'Par statut'.C1:'Par statut'.C1 'Par statut'.C2:'Par statut'.C51 'Par statut'.E1:'Par statut'.E1 'Par statut'.E2:'Par statut'.E51 'Par statut'.G1:'Par statut'.G1 'Par statut'.G2:'Par statut'.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Nombre de Jours</text:p>
          </table:table-cell>
          <table:table-cell table:style-name="ce1" office:value-type="string" calcext:value-type="string">
            <text:p>Nombre d'élèves qui ont fini le cours</text:p>
          </table:table-cell>
          <table:table-cell table:style-name="ce1" office:value-type="string" calcext:value-type="string">
            <text:p>% des élèves qui ont fini le cours</text:p>
          </table:table-cell>
          <table:table-cell table:style-name="ce1" office:value-type="string" calcext:value-type="string">
            <text:p>Nombre d'élèves qui ont abandonné en cours</text:p>
          </table:table-cell>
          <table:table-cell table:style-name="ce1" office:value-type="string" calcext:value-type="string">
            <text:p>% des élèves qui ont abandonné</text:p>
          </table:table-cell>
          <table:table-cell table:style-name="ce1" office:value-type="string" calcext:value-type="string">
            <text:p>Nombre d'élèves qui sont "en cours"</text:p>
          </table:table-cell>
          <table:table-cell table:style-name="ce1" office:value-type="string" calcext:value-type="string">
            <text:p>% des élèves en cours</text:p>
          </table:table-cell>
          <table:table-cell table:style-name="ce2"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table:formula="of:=100*['Par statut'.B2]/5914" office:value-type="float" office:value="22.1846466012851" calcext:value-type="float">
            <text:p>22,1846466013</text:p>
          </table:table-cell>
          <table:table-cell office:value-type="float" office:value="1193" calcext:value-type="float">
            <text:p>1193</text:p>
          </table:table-cell>
          <table:table-cell table:formula="of:=100*['Par statut'.D2]/4797" office:value-type="float" office:value="24.8697102355639" calcext:value-type="float">
            <text:p>24,8697102356</text:p>
          </table:table-cell>
          <table:table-cell office:value-type="float" office:value="189" calcext:value-type="float">
            <text:p>189</text:p>
          </table:table-cell>
          <table:table-cell table:formula="of:=100*['Par statut'.F2]/865" office:value-type="float" office:value="21.849710982659" calcext:value-type="float">
            <text:p>21,849710982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table:formula="of:=100*['Par statut'.B3]/5914" office:value-type="float" office:value="12.6310449780183" calcext:value-type="float">
            <text:p>12,631044978</text:p>
          </table:table-cell>
          <table:table-cell office:value-type="float" office:value="484" calcext:value-type="float">
            <text:p>484</text:p>
          </table:table-cell>
          <table:table-cell table:formula="of:=100*['Par statut'.D3]/4797" office:value-type="float" office:value="10.089639357932" calcext:value-type="float">
            <text:p>10,0896393579</text:p>
          </table:table-cell>
          <table:table-cell office:value-type="float" office:value="87" calcext:value-type="float">
            <text:p>87</text:p>
          </table:table-cell>
          <table:table-cell table:formula="of:=100*['Par statut'.F3]/865" office:value-type="float" office:value="10.0578034682081" calcext:value-type="float">
            <text:p>10,057803468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table:formula="of:=100*['Par statut'.B4]/5914" office:value-type="float" office:value="9.11396685830233" calcext:value-type="float">
            <text:p>9,1139668583</text:p>
          </table:table-cell>
          <table:table-cell office:value-type="float" office:value="350" calcext:value-type="float">
            <text:p>350</text:p>
          </table:table-cell>
          <table:table-cell table:formula="of:=100*['Par statut'.D4]/4797" office:value-type="float" office:value="7.29622680842193" calcext:value-type="float">
            <text:p>7,2962268084</text:p>
          </table:table-cell>
          <table:table-cell office:value-type="float" office:value="72" calcext:value-type="float">
            <text:p>72</text:p>
          </table:table-cell>
          <table:table-cell table:formula="of:=100*['Par statut'.F4]/865" office:value-type="float" office:value="8.32369942196532" calcext:value-type="float">
            <text:p>8,32369942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  <table:table-cell table:formula="of:=100*['Par statut'.B5]/5914" office:value-type="float" office:value="6.84815691579303" calcext:value-type="float">
            <text:p>6,8481569158</text:p>
          </table:table-cell>
          <table:table-cell office:value-type="float" office:value="275" calcext:value-type="float">
            <text:p>275</text:p>
          </table:table-cell>
          <table:table-cell table:formula="of:=100*['Par statut'.D5]/4797" office:value-type="float" office:value="5.73274963518866" calcext:value-type="float">
            <text:p>5,7327496352</text:p>
          </table:table-cell>
          <table:table-cell office:value-type="float" office:value="56" calcext:value-type="float">
            <text:p>56</text:p>
          </table:table-cell>
          <table:table-cell table:formula="of:=100*['Par statut'.F5]/865" office:value-type="float" office:value="6.47398843930636" calcext:value-type="float">
            <text:p>6,473988439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table:formula="of:=100*['Par statut'.B6]/5914" office:value-type="float" office:value="5.66452485627325" calcext:value-type="float">
            <text:p>5,6645248563</text:p>
          </table:table-cell>
          <table:table-cell office:value-type="float" office:value="254" calcext:value-type="float">
            <text:p>254</text:p>
          </table:table-cell>
          <table:table-cell table:formula="of:=100*['Par statut'.D6]/4797" office:value-type="float" office:value="5.29497602668334" calcext:value-type="float">
            <text:p>5,2949760267</text:p>
          </table:table-cell>
          <table:table-cell office:value-type="float" office:value="39" calcext:value-type="float">
            <text:p>39</text:p>
          </table:table-cell>
          <table:table-cell table:formula="of:=100*['Par statut'.F6]/865" office:value-type="float" office:value="4.50867052023121" calcext:value-type="float">
            <text:p>4,508670520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table:formula="of:=100*['Par statut'.B7]/5914" office:value-type="float" office:value="5.10652688535678" calcext:value-type="float">
            <text:p>5,1065268854</text:p>
          </table:table-cell>
          <table:table-cell office:value-type="float" office:value="195" calcext:value-type="float">
            <text:p>195</text:p>
          </table:table-cell>
          <table:table-cell table:formula="of:=100*['Par statut'.D7]/4797" office:value-type="float" office:value="4.0650406504065" calcext:value-type="float">
            <text:p>4,0650406504</text:p>
          </table:table-cell>
          <table:table-cell office:value-type="float" office:value="40" calcext:value-type="float">
            <text:p>40</text:p>
          </table:table-cell>
          <table:table-cell table:formula="of:=100*['Par statut'.F7]/865" office:value-type="float" office:value="4.6242774566474" calcext:value-type="float">
            <text:p>4,624277456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8" calcext:value-type="float">
            <text:p>368</text:p>
          </table:table-cell>
          <table:table-cell table:formula="of:=100*['Par statut'.B8]/5914" office:value-type="float" office:value="6.22252282718972" calcext:value-type="float">
            <text:p>6,2225228272</text:p>
          </table:table-cell>
          <table:table-cell office:value-type="float" office:value="239" calcext:value-type="float">
            <text:p>239</text:p>
          </table:table-cell>
          <table:table-cell table:formula="of:=100*['Par statut'.D8]/4797" office:value-type="float" office:value="4.98228059203669" calcext:value-type="float">
            <text:p>4,982280592</text:p>
          </table:table-cell>
          <table:table-cell office:value-type="float" office:value="52" calcext:value-type="float">
            <text:p>52</text:p>
          </table:table-cell>
          <table:table-cell table:formula="of:=100*['Par statut'.F8]/865" office:value-type="float" office:value="6.01156069364162" calcext:value-type="float">
            <text:p>6,011560693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table:formula="of:=100*['Par statut'.B9]/5914" office:value-type="float" office:value="6.45924923909368" calcext:value-type="float">
            <text:p>6,4592492391</text:p>
          </table:table-cell>
          <table:table-cell office:value-type="float" office:value="257" calcext:value-type="float">
            <text:p>257</text:p>
          </table:table-cell>
          <table:table-cell table:formula="of:=100*['Par statut'.D9]/4797" office:value-type="float" office:value="5.35751511361267" calcext:value-type="float">
            <text:p>5,3575151136</text:p>
          </table:table-cell>
          <table:table-cell office:value-type="float" office:value="58" calcext:value-type="float">
            <text:p>58</text:p>
          </table:table-cell>
          <table:table-cell table:formula="of:=100*['Par statut'.F9]/865" office:value-type="float" office:value="6.70520231213873" calcext:value-type="float">
            <text:p>6,705202312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 table:formula="of:=100*['Par statut'.B10]/5914" office:value-type="float" office:value="3.75380453161989" calcext:value-type="float">
            <text:p>3,7538045316</text:p>
          </table:table-cell>
          <table:table-cell office:value-type="float" office:value="139" calcext:value-type="float">
            <text:p>139</text:p>
          </table:table-cell>
          <table:table-cell table:formula="of:=100*['Par statut'.D10]/4797" office:value-type="float" office:value="2.897644361059" calcext:value-type="float">
            <text:p>2,8976443611</text:p>
          </table:table-cell>
          <table:table-cell office:value-type="float" office:value="26" calcext:value-type="float">
            <text:p>26</text:p>
          </table:table-cell>
          <table:table-cell table:formula="of:=100*['Par statut'.F10]/865" office:value-type="float" office:value="3.00578034682081" calcext:value-type="float">
            <text:p>3,005780346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table:formula="of:=100*['Par statut'.B11]/5914" office:value-type="float" office:value="2.55326344267839" calcext:value-type="float">
            <text:p>2,5532634427</text:p>
          </table:table-cell>
          <table:table-cell office:value-type="float" office:value="136" calcext:value-type="float">
            <text:p>136</text:p>
          </table:table-cell>
          <table:table-cell table:formula="of:=100*['Par statut'.D11]/4797" office:value-type="float" office:value="2.83510527412966" calcext:value-type="float">
            <text:p>2,8351052741</text:p>
          </table:table-cell>
          <table:table-cell office:value-type="float" office:value="28" calcext:value-type="float">
            <text:p>28</text:p>
          </table:table-cell>
          <table:table-cell table:formula="of:=100*['Par statut'.F11]/865" office:value-type="float" office:value="3.23699421965318" calcext:value-type="float">
            <text:p>3,236994219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formula="of:=100*['Par statut'.B12]/5914" office:value-type="float" office:value="2.23199188366588" calcext:value-type="float">
            <text:p>2,2319918837</text:p>
          </table:table-cell>
          <table:table-cell office:value-type="float" office:value="110" calcext:value-type="float">
            <text:p>110</text:p>
          </table:table-cell>
          <table:table-cell table:formula="of:=100*['Par statut'.D12]/4797" office:value-type="float" office:value="2.29309985407546" calcext:value-type="float">
            <text:p>2,2930998541</text:p>
          </table:table-cell>
          <table:table-cell office:value-type="float" office:value="16" calcext:value-type="float">
            <text:p>16</text:p>
          </table:table-cell>
          <table:table-cell table:formula="of:=100*['Par statut'.F12]/865" office:value-type="float" office:value="1.84971098265896" calcext:value-type="float">
            <text:p>1,8497109827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table:formula="of:=100*['Par statut'.B13]/5914" office:value-type="float" office:value="1.79235711870139" calcext:value-type="float">
            <text:p>1,7923571187</text:p>
          </table:table-cell>
          <table:table-cell office:value-type="float" office:value="72" calcext:value-type="float">
            <text:p>72</text:p>
          </table:table-cell>
          <table:table-cell table:formula="of:=100*['Par statut'.D13]/4797" office:value-type="float" office:value="1.50093808630394" calcext:value-type="float">
            <text:p>1,5009380863</text:p>
          </table:table-cell>
          <table:table-cell office:value-type="float" office:value="35" calcext:value-type="float">
            <text:p>35</text:p>
          </table:table-cell>
          <table:table-cell table:formula="of:=100*['Par statut'.F13]/865" office:value-type="float" office:value="4.04624277456647" calcext:value-type="float">
            <text:p>4,0462427746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formula="of:=100*['Par statut'.B14]/5914" office:value-type="float" office:value="1.5049036185323" calcext:value-type="float">
            <text:p>1,5049036185</text:p>
          </table:table-cell>
          <table:table-cell office:value-type="float" office:value="111" calcext:value-type="float">
            <text:p>111</text:p>
          </table:table-cell>
          <table:table-cell table:formula="of:=100*['Par statut'.D14]/4797" office:value-type="float" office:value="2.31394621638524" calcext:value-type="float">
            <text:p>2,3139462164</text:p>
          </table:table-cell>
          <table:table-cell office:value-type="float" office:value="19" calcext:value-type="float">
            <text:p>19</text:p>
          </table:table-cell>
          <table:table-cell table:formula="of:=100*['Par statut'.F14]/865" office:value-type="float" office:value="2.19653179190751" calcext:value-type="float">
            <text:p>2,196531791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100*['Par statut'.B15]/5914" office:value-type="float" office:value="1.57253973621914" calcext:value-type="float">
            <text:p>1,5725397362</text:p>
          </table:table-cell>
          <table:table-cell office:value-type="float" office:value="116" calcext:value-type="float">
            <text:p>116</text:p>
          </table:table-cell>
          <table:table-cell table:formula="of:=100*['Par statut'.D15]/4797" office:value-type="float" office:value="2.41817802793413" calcext:value-type="float">
            <text:p>2,4181780279</text:p>
          </table:table-cell>
          <table:table-cell office:value-type="float" office:value="13" calcext:value-type="float">
            <text:p>13</text:p>
          </table:table-cell>
          <table:table-cell table:formula="of:=100*['Par statut'.F15]/865" office:value-type="float" office:value="1.5028901734104" calcext:value-type="float">
            <text:p>1,5028901734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100*['Par statut'.B16]/5914" office:value-type="float" office:value="1.45417653026716" calcext:value-type="float">
            <text:p>1,4541765303</text:p>
          </table:table-cell>
          <table:table-cell office:value-type="float" office:value="99" calcext:value-type="float">
            <text:p>99</text:p>
          </table:table-cell>
          <table:table-cell table:formula="of:=100*['Par statut'.D16]/4797" office:value-type="float" office:value="2.06378986866792" calcext:value-type="float">
            <text:p>2,0637898687</text:p>
          </table:table-cell>
          <table:table-cell office:value-type="float" office:value="15" calcext:value-type="float">
            <text:p>15</text:p>
          </table:table-cell>
          <table:table-cell table:formula="of:=100*['Par statut'.F16]/865" office:value-type="float" office:value="1.73410404624277" calcext:value-type="float">
            <text:p>1,734104046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100*['Par statut'.B17]/5914" office:value-type="float" office:value="1.01454176530267" calcext:value-type="float">
            <text:p>1,0145417653</text:p>
          </table:table-cell>
          <table:table-cell office:value-type="float" office:value="67" calcext:value-type="float">
            <text:p>67</text:p>
          </table:table-cell>
          <table:table-cell table:formula="of:=100*['Par statut'.D17]/4797" office:value-type="float" office:value="1.39670627475506" calcext:value-type="float">
            <text:p>1,3967062748</text:p>
          </table:table-cell>
          <table:table-cell office:value-type="float" office:value="13" calcext:value-type="float">
            <text:p>13</text:p>
          </table:table-cell>
          <table:table-cell table:formula="of:=100*['Par statut'.F17]/865" office:value-type="float" office:value="1.5028901734104" calcext:value-type="float">
            <text:p>1,5028901734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100*['Par statut'.B18]/5914" office:value-type="float" office:value="0.727088265133581" calcext:value-type="float">
            <text:p>0,7270882651</text:p>
          </table:table-cell>
          <table:table-cell office:value-type="float" office:value="53" calcext:value-type="float">
            <text:p>53</text:p>
          </table:table-cell>
          <table:table-cell table:formula="of:=100*['Par statut'.D18]/4797" office:value-type="float" office:value="1.10485720241818" calcext:value-type="float">
            <text:p>1,1048572024</text:p>
          </table:table-cell>
          <table:table-cell office:value-type="float" office:value="11" calcext:value-type="float">
            <text:p>11</text:p>
          </table:table-cell>
          <table:table-cell table:formula="of:=100*['Par statut'.F18]/865" office:value-type="float" office:value="1.27167630057803" calcext:value-type="float">
            <text:p>1,2716763006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100*['Par statut'.B19]/5914" office:value-type="float" office:value="0.896178559350693" calcext:value-type="float">
            <text:p>0,8961785594</text:p>
          </table:table-cell>
          <table:table-cell office:value-type="float" office:value="47" calcext:value-type="float">
            <text:p>47</text:p>
          </table:table-cell>
          <table:table-cell table:formula="of:=100*['Par statut'.D19]/4797" office:value-type="float" office:value="0.979779028559516" calcext:value-type="float">
            <text:p>0,9797790286</text:p>
          </table:table-cell>
          <table:table-cell office:value-type="float" office:value="6" calcext:value-type="float">
            <text:p>6</text:p>
          </table:table-cell>
          <table:table-cell table:formula="of:=100*['Par statut'.F19]/865" office:value-type="float" office:value="0.69364161849711" calcext:value-type="float">
            <text:p>0,693641618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100*['Par statut'.B20]/5914" office:value-type="float" office:value="0.541088941494758" calcext:value-type="float">
            <text:p>0,5410889415</text:p>
          </table:table-cell>
          <table:table-cell office:value-type="float" office:value="58" calcext:value-type="float">
            <text:p>58</text:p>
          </table:table-cell>
          <table:table-cell table:formula="of:=100*['Par statut'.D20]/4797" office:value-type="float" office:value="1.20908901396706" calcext:value-type="float">
            <text:p>1,209089014</text:p>
          </table:table-cell>
          <table:table-cell office:value-type="float" office:value="4" calcext:value-type="float">
            <text:p>4</text:p>
          </table:table-cell>
          <table:table-cell table:formula="of:=100*['Par statut'.F20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formula="of:=100*['Par statut'.B21]/5914" office:value-type="float" office:value="0.794724382820426" calcext:value-type="float">
            <text:p>0,7947243828</text:p>
          </table:table-cell>
          <table:table-cell office:value-type="float" office:value="45" calcext:value-type="float">
            <text:p>45</text:p>
          </table:table-cell>
          <table:table-cell table:formula="of:=100*['Par statut'.D21]/4797" office:value-type="float" office:value="0.938086303939962" calcext:value-type="float">
            <text:p>0,9380863039</text:p>
          </table:table-cell>
          <table:table-cell office:value-type="float" office:value="5" calcext:value-type="float">
            <text:p>5</text:p>
          </table:table-cell>
          <table:table-cell table:formula="of:=100*['Par statut'.F21]/865" office:value-type="float" office:value="0.578034682080925" calcext:value-type="float">
            <text:p>0,5780346821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100*['Par statut'.B22]/5914" office:value-type="float" office:value="0.676361176868448" calcext:value-type="float">
            <text:p>0,6763611769</text:p>
          </table:table-cell>
          <table:table-cell office:value-type="float" office:value="47" calcext:value-type="float">
            <text:p>47</text:p>
          </table:table-cell>
          <table:table-cell table:formula="of:=100*['Par statut'.D22]/4797" office:value-type="float" office:value="0.979779028559516" calcext:value-type="float">
            <text:p>0,9797790286</text:p>
          </table:table-cell>
          <table:table-cell office:value-type="float" office:value="8" calcext:value-type="float">
            <text:p>8</text:p>
          </table:table-cell>
          <table:table-cell table:formula="of:=100*['Par statut'.F22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100*['Par statut'.B23]/5914" office:value-type="float" office:value="0.659452147446737" calcext:value-type="float">
            <text:p>0,6594521474</text:p>
          </table:table-cell>
          <table:table-cell office:value-type="float" office:value="34" calcext:value-type="float">
            <text:p>34</text:p>
          </table:table-cell>
          <table:table-cell table:formula="of:=100*['Par statut'.D23]/4797" office:value-type="float" office:value="0.708776318532416" calcext:value-type="float">
            <text:p>0,7087763185</text:p>
          </table:table-cell>
          <table:table-cell office:value-type="float" office:value="4" calcext:value-type="float">
            <text:p>4</text:p>
          </table:table-cell>
          <table:table-cell table:formula="of:=100*['Par statut'.F23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100*['Par statut'.B24]/5914" office:value-type="float" office:value="0.591816029759892" calcext:value-type="float">
            <text:p>0,5918160298</text:p>
          </table:table-cell>
          <table:table-cell office:value-type="float" office:value="28" calcext:value-type="float">
            <text:p>28</text:p>
          </table:table-cell>
          <table:table-cell table:formula="of:=100*['Par statut'.D24]/4797" office:value-type="float" office:value="0.583698144673754" calcext:value-type="float">
            <text:p>0,5836981447</text:p>
          </table:table-cell>
          <table:table-cell office:value-type="float" office:value="8" calcext:value-type="float">
            <text:p>8</text:p>
          </table:table-cell>
          <table:table-cell table:formula="of:=100*['Par statut'.F24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00*['Par statut'.B25]/5914" office:value-type="float" office:value="0.355089617855935" calcext:value-type="float">
            <text:p>0,3550896179</text:p>
          </table:table-cell>
          <table:table-cell office:value-type="float" office:value="29" calcext:value-type="float">
            <text:p>29</text:p>
          </table:table-cell>
          <table:table-cell table:formula="of:=100*['Par statut'.D25]/4797" office:value-type="float" office:value="0.604544506983531" calcext:value-type="float">
            <text:p>0,604544507</text:p>
          </table:table-cell>
          <table:table-cell office:value-type="float" office:value="3" calcext:value-type="float">
            <text:p>3</text:p>
          </table:table-cell>
          <table:table-cell table:formula="of:=100*['Par statut'.F25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100*['Par statut'.B26]/5914" office:value-type="float" office:value="0.338180588434224" calcext:value-type="float">
            <text:p>0,3381805884</text:p>
          </table:table-cell>
          <table:table-cell office:value-type="float" office:value="30" calcext:value-type="float">
            <text:p>30</text:p>
          </table:table-cell>
          <table:table-cell table:formula="of:=100*['Par statut'.D26]/4797" office:value-type="float" office:value="0.625390869293308" calcext:value-type="float">
            <text:p>0,6253908693</text:p>
          </table:table-cell>
          <table:table-cell office:value-type="float" office:value="5" calcext:value-type="float">
            <text:p>5</text:p>
          </table:table-cell>
          <table:table-cell table:formula="of:=100*['Par statut'.F26]/865" office:value-type="float" office:value="0.578034682080925" calcext:value-type="float">
            <text:p>0,5780346821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100*['Par statut'.B27]/5914" office:value-type="float" office:value="0.355089617855935" calcext:value-type="float">
            <text:p>0,3550896179</text:p>
          </table:table-cell>
          <table:table-cell office:value-type="float" office:value="23" calcext:value-type="float">
            <text:p>23</text:p>
          </table:table-cell>
          <table:table-cell table:formula="of:=100*['Par statut'.D27]/4797" office:value-type="float" office:value="0.47946633312487" calcext:value-type="float">
            <text:p>0,4794663331</text:p>
          </table:table-cell>
          <table:table-cell office:value-type="float" office:value="2" calcext:value-type="float">
            <text:p>2</text:p>
          </table:table-cell>
          <table:table-cell table:formula="of:=100*['Par statut'.F27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100*['Par statut'.B28]/5914" office:value-type="float" office:value="0.338180588434224" calcext:value-type="float">
            <text:p>0,3381805884</text:p>
          </table:table-cell>
          <table:table-cell office:value-type="float" office:value="21" calcext:value-type="float">
            <text:p>21</text:p>
          </table:table-cell>
          <table:table-cell table:formula="of:=100*['Par statut'.D28]/4797" office:value-type="float" office:value="0.437773608505316" calcext:value-type="float">
            <text:p>0,4377736085</text:p>
          </table:table-cell>
          <table:table-cell office:value-type="float" office:value="8" calcext:value-type="float">
            <text:p>8</text:p>
          </table:table-cell>
          <table:table-cell table:formula="of:=100*['Par statut'.F28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100*['Par statut'.B29]/5914" office:value-type="float" office:value="0.304362529590801" calcext:value-type="float">
            <text:p>0,3043625296</text:p>
          </table:table-cell>
          <table:table-cell office:value-type="float" office:value="28" calcext:value-type="float">
            <text:p>28</text:p>
          </table:table-cell>
          <table:table-cell table:formula="of:=100*['Par statut'.D29]/4797" office:value-type="float" office:value="0.583698144673754" calcext:value-type="float">
            <text:p>0,5836981447</text:p>
          </table:table-cell>
          <table:table-cell office:value-type="float" office:value="6" calcext:value-type="float">
            <text:p>6</text:p>
          </table:table-cell>
          <table:table-cell table:formula="of:=100*['Par statut'.F29]/865" office:value-type="float" office:value="0.69364161849711" calcext:value-type="float">
            <text:p>0,693641618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100*['Par statut'.B30]/5914" office:value-type="float" office:value="0.321271559012513" calcext:value-type="float">
            <text:p>0,321271559</text:p>
          </table:table-cell>
          <table:table-cell office:value-type="float" office:value="32" calcext:value-type="float">
            <text:p>32</text:p>
          </table:table-cell>
          <table:table-cell table:formula="of:=100*['Par statut'.D30]/4797" office:value-type="float" office:value="0.667083593912862" calcext:value-type="float">
            <text:p>0,6670835939</text:p>
          </table:table-cell>
          <table:table-cell office:value-type="float" office:value="4" calcext:value-type="float">
            <text:p>4</text:p>
          </table:table-cell>
          <table:table-cell table:formula="of:=100*['Par statut'.F30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100*['Par statut'.B31]/5914" office:value-type="float" office:value="0.185999323638823" calcext:value-type="float">
            <text:p>0,1859993236</text:p>
          </table:table-cell>
          <table:table-cell office:value-type="float" office:value="23" calcext:value-type="float">
            <text:p>23</text:p>
          </table:table-cell>
          <table:table-cell table:formula="of:=100*['Par statut'.D31]/4797" office:value-type="float" office:value="0.47946633312487" calcext:value-type="float">
            <text:p>0,4794663331</text:p>
          </table:table-cell>
          <table:table-cell office:value-type="float" office:value="3" calcext:value-type="float">
            <text:p>3</text:p>
          </table:table-cell>
          <table:table-cell table:formula="of:=100*['Par statut'.F31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100*['Par statut'.B32]/5914" office:value-type="float" office:value="0.236726411903957" calcext:value-type="float">
            <text:p>0,2367264119</text:p>
          </table:table-cell>
          <table:table-cell office:value-type="float" office:value="8" calcext:value-type="float">
            <text:p>8</text:p>
          </table:table-cell>
          <table:table-cell table:formula="of:=100*['Par statut'.D32]/4797" office:value-type="float" office:value="0.166770898478216" calcext:value-type="float">
            <text:p>0,1667708985</text:p>
          </table:table-cell>
          <table:table-cell office:value-type="float" office:value="7" calcext:value-type="float">
            <text:p>7</text:p>
          </table:table-cell>
          <table:table-cell table:formula="of:=100*['Par statut'.F32]/865" office:value-type="float" office:value="0.809248554913295" calcext:value-type="float">
            <text:p>0,809248554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100*['Par statut'.B33]/5914" office:value-type="float" office:value="0.28745350016909" calcext:value-type="float">
            <text:p>0,2874535002</text:p>
          </table:table-cell>
          <table:table-cell office:value-type="float" office:value="18" calcext:value-type="float">
            <text:p>18</text:p>
          </table:table-cell>
          <table:table-cell table:formula="of:=100*['Par statut'.D33]/4797" office:value-type="float" office:value="0.375234521575985" calcext:value-type="float">
            <text:p>0,3752345216</text:p>
          </table:table-cell>
          <table:table-cell office:value-type="float" office:value="1" calcext:value-type="float">
            <text:p>1</text:p>
          </table:table-cell>
          <table:table-cell table:formula="of:=100*['Par statut'.F33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100*['Par statut'.B34]/5914" office:value-type="float" office:value="0.152181264795401" calcext:value-type="float">
            <text:p>0,1521812648</text:p>
          </table:table-cell>
          <table:table-cell office:value-type="float" office:value="7" calcext:value-type="float">
            <text:p>7</text:p>
          </table:table-cell>
          <table:table-cell table:formula="of:=100*['Par statut'.D34]/4797" office:value-type="float" office:value="0.145924536168439" calcext:value-type="float">
            <text:p>0,1459245362</text:p>
          </table:table-cell>
          <table:table-cell office:value-type="float" office:value="3" calcext:value-type="float">
            <text:p>3</text:p>
          </table:table-cell>
          <table:table-cell table:formula="of:=100*['Par statut'.F34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100*['Par statut'.B35]/5914" office:value-type="float" office:value="0.185999323638823" calcext:value-type="float">
            <text:p>0,1859993236</text:p>
          </table:table-cell>
          <table:table-cell office:value-type="float" office:value="12" calcext:value-type="float">
            <text:p>12</text:p>
          </table:table-cell>
          <table:table-cell table:formula="of:=100*['Par statut'.D35]/4797" office:value-type="float" office:value="0.250156347717323" calcext:value-type="float">
            <text:p>0,2501563477</text:p>
          </table:table-cell>
          <table:table-cell office:value-type="float" office:value="1" calcext:value-type="float">
            <text:p>1</text:p>
          </table:table-cell>
          <table:table-cell table:formula="of:=100*['Par statut'.F35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100*['Par statut'.B36]/5914" office:value-type="float" office:value="0.219817382482245" calcext:value-type="float">
            <text:p>0,2198173825</text:p>
          </table:table-cell>
          <table:table-cell office:value-type="float" office:value="20" calcext:value-type="float">
            <text:p>20</text:p>
          </table:table-cell>
          <table:table-cell table:formula="of:=100*['Par statut'.D36]/4797" office:value-type="float" office:value="0.416927246195539" calcext:value-type="float">
            <text:p>0,4169272462</text:p>
          </table:table-cell>
          <table:table-cell office:value-type="float" office:value="3" calcext:value-type="float">
            <text:p>3</text:p>
          </table:table-cell>
          <table:table-cell table:formula="of:=100*['Par statut'.F36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100*['Par statut'.B37]/5914" office:value-type="float" office:value="0.219817382482245" calcext:value-type="float">
            <text:p>0,2198173825</text:p>
          </table:table-cell>
          <table:table-cell office:value-type="float" office:value="15" calcext:value-type="float">
            <text:p>15</text:p>
          </table:table-cell>
          <table:table-cell table:formula="of:=100*['Par statut'.D37]/4797" office:value-type="float" office:value="0.312695434646654" calcext:value-type="float">
            <text:p>0,3126954346</text:p>
          </table:table-cell>
          <table:table-cell office:value-type="float" office:value="1" calcext:value-type="float">
            <text:p>1</text:p>
          </table:table-cell>
          <table:table-cell table:formula="of:=100*['Par statut'.F37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100*['Par statut'.B38]/5914" office:value-type="float" office:value="0.185999323638823" calcext:value-type="float">
            <text:p>0,1859993236</text:p>
          </table:table-cell>
          <table:table-cell office:value-type="float" office:value="14" calcext:value-type="float">
            <text:p>14</text:p>
          </table:table-cell>
          <table:table-cell table:formula="of:=100*['Par statut'.D38]/4797" office:value-type="float" office:value="0.291849072336877" calcext:value-type="float">
            <text:p>0,2918490723</text:p>
          </table:table-cell>
          <table:table-cell office:value-type="float" office:value="0" calcext:value-type="float">
            <text:p>0</text:p>
          </table:table-cell>
          <table:table-cell table:formula="of:=100*['Par statut'.F38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100*['Par statut'.B39]/5914" office:value-type="float" office:value="0.185999323638823" calcext:value-type="float">
            <text:p>0,1859993236</text:p>
          </table:table-cell>
          <table:table-cell office:value-type="float" office:value="10" calcext:value-type="float">
            <text:p>10</text:p>
          </table:table-cell>
          <table:table-cell table:formula="of:=100*['Par statut'.D39]/4797" office:value-type="float" office:value="0.208463623097769" calcext:value-type="float">
            <text:p>0,2084636231</text:p>
          </table:table-cell>
          <table:table-cell office:value-type="float" office:value="0" calcext:value-type="float">
            <text:p>0</text:p>
          </table:table-cell>
          <table:table-cell table:formula="of:=100*['Par statut'.F39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100*['Par statut'.B40]/5914" office:value-type="float" office:value="0.084545147108556" calcext:value-type="float">
            <text:p>0,0845451471</text:p>
          </table:table-cell>
          <table:table-cell office:value-type="float" office:value="11" calcext:value-type="float">
            <text:p>11</text:p>
          </table:table-cell>
          <table:table-cell table:formula="of:=100*['Par statut'.D40]/4797" office:value-type="float" office:value="0.229309985407546" calcext:value-type="float">
            <text:p>0,2293099854</text:p>
          </table:table-cell>
          <table:table-cell office:value-type="float" office:value="3" calcext:value-type="float">
            <text:p>3</text:p>
          </table:table-cell>
          <table:table-cell table:formula="of:=100*['Par statut'.F40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100*['Par statut'.B41]/5914" office:value-type="float" office:value="0.101454176530267" calcext:value-type="float">
            <text:p>0,1014541765</text:p>
          </table:table-cell>
          <table:table-cell office:value-type="float" office:value="8" calcext:value-type="float">
            <text:p>8</text:p>
          </table:table-cell>
          <table:table-cell table:formula="of:=100*['Par statut'.D41]/4797" office:value-type="float" office:value="0.166770898478216" calcext:value-type="float">
            <text:p>0,1667708985</text:p>
          </table:table-cell>
          <table:table-cell office:value-type="float" office:value="1" calcext:value-type="float">
            <text:p>1</text:p>
          </table:table-cell>
          <table:table-cell table:formula="of:=100*['Par statut'.F41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100*['Par statut'.B42]/5914" office:value-type="float" office:value="0.101454176530267" calcext:value-type="float">
            <text:p>0,1014541765</text:p>
          </table:table-cell>
          <table:table-cell office:value-type="float" office:value="14" calcext:value-type="float">
            <text:p>14</text:p>
          </table:table-cell>
          <table:table-cell table:formula="of:=100*['Par statut'.D42]/4797" office:value-type="float" office:value="0.291849072336877" calcext:value-type="float">
            <text:p>0,2918490723</text:p>
          </table:table-cell>
          <table:table-cell office:value-type="float" office:value="0" calcext:value-type="float">
            <text:p>0</text:p>
          </table:table-cell>
          <table:table-cell table:formula="of:=100*['Par statut'.F42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100*['Par statut'.B43]/5914" office:value-type="float" office:value="0.13527223537369" calcext:value-type="float">
            <text:p>0,1352722354</text:p>
          </table:table-cell>
          <table:table-cell office:value-type="float" office:value="6" calcext:value-type="float">
            <text:p>6</text:p>
          </table:table-cell>
          <table:table-cell table:formula="of:=100*['Par statut'.D43]/4797" office:value-type="float" office:value="0.125078173858662" calcext:value-type="float">
            <text:p>0,1250781739</text:p>
          </table:table-cell>
          <table:table-cell office:value-type="float" office:value="1" calcext:value-type="float">
            <text:p>1</text:p>
          </table:table-cell>
          <table:table-cell table:formula="of:=100*['Par statut'.F43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100*['Par statut'.B44]/5914" office:value-type="float" office:value="0.118363205951978" calcext:value-type="float">
            <text:p>0,118363206</text:p>
          </table:table-cell>
          <table:table-cell office:value-type="float" office:value="7" calcext:value-type="float">
            <text:p>7</text:p>
          </table:table-cell>
          <table:table-cell table:formula="of:=100*['Par statut'.D44]/4797" office:value-type="float" office:value="0.145924536168439" calcext:value-type="float">
            <text:p>0,1459245362</text:p>
          </table:table-cell>
          <table:table-cell office:value-type="float" office:value="1" calcext:value-type="float">
            <text:p>1</text:p>
          </table:table-cell>
          <table:table-cell table:formula="of:=100*['Par statut'.F44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100*['Par statut'.B45]/5914" office:value-type="float" office:value="0.084545147108556" calcext:value-type="float">
            <text:p>0,0845451471</text:p>
          </table:table-cell>
          <table:table-cell office:value-type="float" office:value="15" calcext:value-type="float">
            <text:p>15</text:p>
          </table:table-cell>
          <table:table-cell table:formula="of:=100*['Par statut'.D45]/4797" office:value-type="float" office:value="0.312695434646654" calcext:value-type="float">
            <text:p>0,3126954346</text:p>
          </table:table-cell>
          <table:table-cell office:value-type="float" office:value="0" calcext:value-type="float">
            <text:p>0</text:p>
          </table:table-cell>
          <table:table-cell table:formula="of:=100*['Par statut'.F45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100*['Par statut'.B46]/5914" office:value-type="float" office:value="0.084545147108556" calcext:value-type="float">
            <text:p>0,0845451471</text:p>
          </table:table-cell>
          <table:table-cell office:value-type="float" office:value="3" calcext:value-type="float">
            <text:p>3</text:p>
          </table:table-cell>
          <table:table-cell table:formula="of:=100*['Par statut'.D46]/4797" office:value-type="float" office:value="0.0625390869293308" calcext:value-type="float">
            <text:p>0,0625390869</text:p>
          </table:table-cell>
          <table:table-cell office:value-type="float" office:value="0" calcext:value-type="float">
            <text:p>0</text:p>
          </table:table-cell>
          <table:table-cell table:formula="of:=100*['Par statut'.F46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100*['Par statut'.B47]/5914" office:value-type="float" office:value="0.118363205951978" calcext:value-type="float">
            <text:p>0,118363206</text:p>
          </table:table-cell>
          <table:table-cell office:value-type="float" office:value="8" calcext:value-type="float">
            <text:p>8</text:p>
          </table:table-cell>
          <table:table-cell table:formula="of:=100*['Par statut'.D47]/4797" office:value-type="float" office:value="0.166770898478216" calcext:value-type="float">
            <text:p>0,1667708985</text:p>
          </table:table-cell>
          <table:table-cell office:value-type="float" office:value="0" calcext:value-type="float">
            <text:p>0</text:p>
          </table:table-cell>
          <table:table-cell table:formula="of:=100*['Par statut'.F47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100*['Par statut'.B48]/5914" office:value-type="float" office:value="0.084545147108556" calcext:value-type="float">
            <text:p>0,0845451471</text:p>
          </table:table-cell>
          <table:table-cell office:value-type="float" office:value="8" calcext:value-type="float">
            <text:p>8</text:p>
          </table:table-cell>
          <table:table-cell table:formula="of:=100*['Par statut'.D48]/4797" office:value-type="float" office:value="0.166770898478216" calcext:value-type="float">
            <text:p>0,1667708985</text:p>
          </table:table-cell>
          <table:table-cell office:value-type="float" office:value="2" calcext:value-type="float">
            <text:p>2</text:p>
          </table:table-cell>
          <table:table-cell table:formula="of:=100*['Par statut'.F48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100*['Par statut'.B49]/5914" office:value-type="float" office:value="0.0507270882651336" calcext:value-type="float">
            <text:p>0,0507270883</text:p>
          </table:table-cell>
          <table:table-cell office:value-type="float" office:value="8" calcext:value-type="float">
            <text:p>8</text:p>
          </table:table-cell>
          <table:table-cell table:formula="of:=100*['Par statut'.D49]/4797" office:value-type="float" office:value="0.166770898478216" calcext:value-type="float">
            <text:p>0,1667708985</text:p>
          </table:table-cell>
          <table:table-cell office:value-type="float" office:value="1" calcext:value-type="float">
            <text:p>1</text:p>
          </table:table-cell>
          <table:table-cell table:formula="of:=100*['Par statut'.F49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100*['Par statut'.B50]/5914" office:value-type="float" office:value="0.118363205951978" calcext:value-type="float">
            <text:p>0,118363206</text:p>
          </table:table-cell>
          <table:table-cell office:value-type="float" office:value="5" calcext:value-type="float">
            <text:p>5</text:p>
          </table:table-cell>
          <table:table-cell table:formula="of:=100*['Par statut'.D50]/4797" office:value-type="float" office:value="0.104231811548885" calcext:value-type="float">
            <text:p>0,1042318115</text:p>
          </table:table-cell>
          <table:table-cell office:value-type="float" office:value="2" calcext:value-type="float">
            <text:p>2</text:p>
          </table:table-cell>
          <table:table-cell table:formula="of:=100*['Par statut'.F50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100*['Par statut'.B51]/5914" office:value-type="float" office:value="0.0507270882651336" calcext:value-type="float">
            <text:p>0,0507270883</text:p>
          </table:table-cell>
          <table:table-cell office:value-type="float" office:value="5" calcext:value-type="float">
            <text:p>5</text:p>
          </table:table-cell>
          <table:table-cell table:formula="of:=100*['Par statut'.D51]/4797" office:value-type="float" office:value="0.104231811548885" calcext:value-type="float">
            <text:p>0,1042318115</text:p>
          </table:table-cell>
          <table:table-cell office:value-type="float" office:value="3" calcext:value-type="float">
            <text:p>3</text:p>
          </table:table-cell>
          <table:table-cell table:formula="of:=100*['Par statut'.F51]/865" office:value-type="float" office:value="0.346820809248555" calcext:value-type="float">
            <text:p>0,3468208092</text:p>
          </table:table-cell>
          <table:table-cell table:number-columns-repeated="2"/>
        </table:table-row>
      </table:table>
      <table:table table:name="Par cours" table:style-name="ta1">
        <table:shapes>
          <draw:frame draw:z-index="0" draw:style-name="gr1" draw:text-style-name="P1" svg:width="272.86mm" svg:height="208.77mm" svg:x="122.8mm" svg:y="18.33mm">
            <loext:p draw:notify-on-update-of-ranges="'Par cours'.C1:'Par cours'.C1 'Par cours'.C2:'Par cours'.C51 'Par cours'.E1:'Par cours'.E1 'Par cours'.E2:'Par cours'.E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Nombre de Jours</text:p>
          </table:table-cell>
          <table:table-cell table:style-name="ce3" office:value-type="string" calcext:value-type="string">
            <text:p>DLEK</text:p>
          </table:table-cell>
          <table:table-cell table:style-name="ce3" office:value-type="string" calcext:value-type="string">
            <text:p>% DLEK</text:p>
          </table:table-cell>
          <table:table-cell table:style-name="ce3" office:value-type="string" calcext:value-type="string">
            <text:p>Gerda</text:p>
          </table:table-cell>
          <table:table-cell table:style-name="ce3" office:value-type="string" calcext:value-type="string">
            <text:p>% Gerda</text:p>
          </table:table-cell>
          <table:table-cell table:style-name="ce3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 table:formula="of:=100*['Par cours'.B2]/5998" office:value-type="float" office:value="29.4764921640547" calcext:value-type="float">
            <text:p>29,4764921641</text:p>
          </table:table-cell>
          <table:table-cell office:value-type="float" office:value="971" calcext:value-type="float">
            <text:p>971</text:p>
          </table:table-cell>
          <table:table-cell table:formula="of:=100*['Par cours'.D2]/5559" office:value-type="float" office:value="17.4671703543803" calcext:value-type="float">
            <text:p>17,4671703544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table:formula="of:=100*['Par cours'.B3]/5998" office:value-type="float" office:value="11.3704568189396" calcext:value-type="float">
            <text:p>11,3704568189</text:p>
          </table:table-cell>
          <table:table-cell office:value-type="float" office:value="642" calcext:value-type="float">
            <text:p>642</text:p>
          </table:table-cell>
          <table:table-cell table:formula="of:=100*['Par cours'.D3]/5559" office:value-type="float" office:value="11.548839719374" calcext:value-type="float">
            <text:p>11,5488397194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64" calcext:value-type="float">
            <text:p>464</text:p>
          </table:table-cell>
          <table:table-cell table:formula="of:=100*['Par cours'.B4]/5998" office:value-type="float" office:value="7.73591197065689" calcext:value-type="float">
            <text:p>7,7359119707</text:p>
          </table:table-cell>
          <table:table-cell office:value-type="float" office:value="500" calcext:value-type="float">
            <text:p>500</text:p>
          </table:table-cell>
          <table:table-cell table:formula="of:=100*['Par cours'.D4]/5559" office:value-type="float" office:value="8.99442345745638" calcext:value-type="float">
            <text:p>8,994423457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table:formula="of:=100*['Par cours'.B5]/5998" office:value-type="float" office:value="5.96865621873958" calcext:value-type="float">
            <text:p>5,9686562187</text:p>
          </table:table-cell>
          <table:table-cell office:value-type="float" office:value="377" calcext:value-type="float">
            <text:p>377</text:p>
          </table:table-cell>
          <table:table-cell table:formula="of:=100*['Par cours'.D5]/5559" office:value-type="float" office:value="6.78179528692211" calcext:value-type="float">
            <text:p>6,7817952869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formula="of:=100*['Par cours'.B6]/5998" office:value-type="float" office:value="4.80160053351117" calcext:value-type="float">
            <text:p>4,8016005335</text:p>
          </table:table-cell>
          <table:table-cell office:value-type="float" office:value="341" calcext:value-type="float">
            <text:p>341</text:p>
          </table:table-cell>
          <table:table-cell table:formula="of:=100*['Par cours'.D6]/5559" office:value-type="float" office:value="6.13419679798525" calcext:value-type="float">
            <text:p>6,134196798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table:formula="of:=100*['Par cours'.B7]/5998" office:value-type="float" office:value="4.36812270756919" calcext:value-type="float">
            <text:p>4,3681227076</text:p>
          </table:table-cell>
          <table:table-cell office:value-type="float" office:value="263" calcext:value-type="float">
            <text:p>263</text:p>
          </table:table-cell>
          <table:table-cell table:formula="of:=100*['Par cours'.D7]/5559" office:value-type="float" office:value="4.73106673862205" calcext:value-type="float">
            <text:p>4,7310667386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formula="of:=100*['Par cours'.B8]/5998" office:value-type="float" office:value="4.81827275758586" calcext:value-type="float">
            <text:p>4,8182727576</text:p>
          </table:table-cell>
          <table:table-cell office:value-type="float" office:value="370" calcext:value-type="float">
            <text:p>370</text:p>
          </table:table-cell>
          <table:table-cell table:formula="of:=100*['Par cours'.D8]/5559" office:value-type="float" office:value="6.65587335851772" calcext:value-type="float">
            <text:p>6,6558733585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  <table:table-cell table:formula="of:=100*['Par cours'.B9]/5998" office:value-type="float" office:value="5.08502834278093" calcext:value-type="float">
            <text:p>5,0850283428</text:p>
          </table:table-cell>
          <table:table-cell office:value-type="float" office:value="388" calcext:value-type="float">
            <text:p>388</text:p>
          </table:table-cell>
          <table:table-cell table:formula="of:=100*['Par cours'.D9]/5559" office:value-type="float" office:value="6.97967260298615" calcext:value-type="float">
            <text:p>6,979672603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formula="of:=100*['Par cours'.B10]/5998" office:value-type="float" office:value="2.85095031677226" calcext:value-type="float">
            <text:p>2,8509503168</text:p>
          </table:table-cell>
          <table:table-cell office:value-type="float" office:value="217" calcext:value-type="float">
            <text:p>217</text:p>
          </table:table-cell>
          <table:table-cell table:formula="of:=100*['Par cours'.D10]/5559" office:value-type="float" office:value="3.90357978053607" calcext:value-type="float">
            <text:p>3,9035797805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table:formula="of:=100*['Par cours'.B11]/5998" office:value-type="float" office:value="2.51750583527843" calcext:value-type="float">
            <text:p>2,5175058353</text:p>
          </table:table-cell>
          <table:table-cell office:value-type="float" office:value="164" calcext:value-type="float">
            <text:p>164</text:p>
          </table:table-cell>
          <table:table-cell table:formula="of:=100*['Par cours'.D11]/5559" office:value-type="float" office:value="2.95017089404569" calcext:value-type="float">
            <text:p>2,950170894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formula="of:=100*['Par cours'.B12]/5998" office:value-type="float" office:value="1.76725575191731" calcext:value-type="float">
            <text:p>1,7672557519</text:p>
          </table:table-cell>
          <table:table-cell office:value-type="float" office:value="149" calcext:value-type="float">
            <text:p>149</text:p>
          </table:table-cell>
          <table:table-cell table:formula="of:=100*['Par cours'.D12]/5559" office:value-type="float" office:value="2.680338190322" calcext:value-type="float">
            <text:p>2,6803381903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table:formula="of:=100*['Par cours'.B13]/5998" office:value-type="float" office:value="1.43381127042347" calcext:value-type="float">
            <text:p>1,4338112704</text:p>
          </table:table-cell>
          <table:table-cell office:value-type="float" office:value="122" calcext:value-type="float">
            <text:p>122</text:p>
          </table:table-cell>
          <table:table-cell table:formula="of:=100*['Par cours'.D13]/5559" office:value-type="float" office:value="2.19463932361936" calcext:value-type="float">
            <text:p>2,1946393236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formula="of:=100*['Par cours'.B14]/5998" office:value-type="float" office:value="1.83394464821607" calcext:value-type="float">
            <text:p>1,8339446482</text:p>
          </table:table-cell>
          <table:table-cell office:value-type="float" office:value="104" calcext:value-type="float">
            <text:p>104</text:p>
          </table:table-cell>
          <table:table-cell table:formula="of:=100*['Par cours'.D14]/5559" office:value-type="float" office:value="1.87084007915093" calcext:value-type="float">
            <text:p>1,8708400792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table:formula="of:=100*['Par cours'.B15]/5998" office:value-type="float" office:value="1.80060020006669" calcext:value-type="float">
            <text:p>1,8006002001</text:p>
          </table:table-cell>
          <table:table-cell office:value-type="float" office:value="112" calcext:value-type="float">
            <text:p>112</text:p>
          </table:table-cell>
          <table:table-cell table:formula="of:=100*['Par cours'.D15]/5559" office:value-type="float" office:value="2.01475085447023" calcext:value-type="float">
            <text:p>2,0147508545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100*['Par cours'.B16]/5998" office:value-type="float" office:value="1.35045015005002" calcext:value-type="float">
            <text:p>1,3504501501</text:p>
          </table:table-cell>
          <table:table-cell office:value-type="float" office:value="116" calcext:value-type="float">
            <text:p>116</text:p>
          </table:table-cell>
          <table:table-cell table:formula="of:=100*['Par cours'.D16]/5559" office:value-type="float" office:value="2.08670624212988" calcext:value-type="float">
            <text:p>2,0867062421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100*['Par cours'.B17]/5998" office:value-type="float" office:value="1.00033344448149" calcext:value-type="float">
            <text:p>1,0003334445</text:p>
          </table:table-cell>
          <table:table-cell office:value-type="float" office:value="76" calcext:value-type="float">
            <text:p>76</text:p>
          </table:table-cell>
          <table:table-cell table:formula="of:=100*['Par cours'.D17]/5559" office:value-type="float" office:value="1.36715236553337" calcext:value-type="float">
            <text:p>1,367152365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100*['Par cours'.B18]/5998" office:value-type="float" office:value="0.833611203734578" calcext:value-type="float">
            <text:p>0,8336112037</text:p>
          </table:table-cell>
          <table:table-cell office:value-type="float" office:value="53" calcext:value-type="float">
            <text:p>53</text:p>
          </table:table-cell>
          <table:table-cell table:formula="of:=100*['Par cours'.D18]/5559" office:value-type="float" office:value="0.953408886490376" calcext:value-type="float">
            <text:p>0,9534088865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100*['Par cours'.B19]/5998" office:value-type="float" office:value="0.75025008336112" calcext:value-type="float">
            <text:p>0,7502500834</text:p>
          </table:table-cell>
          <table:table-cell office:value-type="float" office:value="58" calcext:value-type="float">
            <text:p>58</text:p>
          </table:table-cell>
          <table:table-cell table:formula="of:=100*['Par cours'.D19]/5559" office:value-type="float" office:value="1.04335312106494" calcext:value-type="float">
            <text:p>1,0433531211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formula="of:=100*['Par cours'.B20]/5998" office:value-type="float" office:value="0.900300100033344" calcext:value-type="float">
            <text:p>0,9003001</text:p>
          </table:table-cell>
          <table:table-cell office:value-type="float" office:value="39" calcext:value-type="float">
            <text:p>39</text:p>
          </table:table-cell>
          <table:table-cell table:formula="of:=100*['Par cours'.D20]/5559" office:value-type="float" office:value="0.701565029681597" calcext:value-type="float">
            <text:p>0,7015650297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formula="of:=100*['Par cours'.B21]/5998" office:value-type="float" office:value="0.883627875958653" calcext:value-type="float">
            <text:p>0,883627876</text:p>
          </table:table-cell>
          <table:table-cell office:value-type="float" office:value="40" calcext:value-type="float">
            <text:p>40</text:p>
          </table:table-cell>
          <table:table-cell table:formula="of:=100*['Par cours'.D21]/5559" office:value-type="float" office:value="0.71955387659651" calcext:value-type="float">
            <text:p>0,7195538766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100*['Par cours'.B22]/5998" office:value-type="float" office:value="0.85028342780927" calcext:value-type="float">
            <text:p>0,8502834278</text:p>
          </table:table-cell>
          <table:table-cell office:value-type="float" office:value="43" calcext:value-type="float">
            <text:p>43</text:p>
          </table:table-cell>
          <table:table-cell table:formula="of:=100*['Par cours'.D22]/5559" office:value-type="float" office:value="0.773520417341248" calcext:value-type="float">
            <text:p>0,7735204173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100*['Par cours'.B23]/5998" office:value-type="float" office:value="0.666888962987663" calcext:value-type="float">
            <text:p>0,666888963</text:p>
          </table:table-cell>
          <table:table-cell office:value-type="float" office:value="33" calcext:value-type="float">
            <text:p>33</text:p>
          </table:table-cell>
          <table:table-cell table:formula="of:=100*['Par cours'.D23]/5559" office:value-type="float" office:value="0.593631948192121" calcext:value-type="float">
            <text:p>0,5936319482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100*['Par cours'.B24]/5998" office:value-type="float" office:value="0.616872290763588" calcext:value-type="float">
            <text:p>0,6168722908</text:p>
          </table:table-cell>
          <table:table-cell office:value-type="float" office:value="34" calcext:value-type="float">
            <text:p>34</text:p>
          </table:table-cell>
          <table:table-cell table:formula="of:=100*['Par cours'.D24]/5559" office:value-type="float" office:value="0.611620795107034" calcext:value-type="float">
            <text:p>0,6116207951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100*['Par cours'.B25]/5998" office:value-type="float" office:value="0.466822274091364" calcext:value-type="float">
            <text:p>0,4668222741</text:p>
          </table:table-cell>
          <table:table-cell office:value-type="float" office:value="24" calcext:value-type="float">
            <text:p>24</text:p>
          </table:table-cell>
          <table:table-cell table:formula="of:=100*['Par cours'.D25]/5559" office:value-type="float" office:value="0.431732325957906" calcext:value-type="float">
            <text:p>0,43173232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100*['Par cours'.B26]/5998" office:value-type="float" office:value="0.450150050016672" calcext:value-type="float">
            <text:p>0,45015005</text:p>
          </table:table-cell>
          <table:table-cell office:value-type="float" office:value="28" calcext:value-type="float">
            <text:p>28</text:p>
          </table:table-cell>
          <table:table-cell table:formula="of:=100*['Par cours'.D26]/5559" office:value-type="float" office:value="0.503687713617557" calcext:value-type="float">
            <text:p>0,5036877136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100*['Par cours'.B27]/5998" office:value-type="float" office:value="0.383461153717906" calcext:value-type="float">
            <text:p>0,3834611537</text:p>
          </table:table-cell>
          <table:table-cell office:value-type="float" office:value="22" calcext:value-type="float">
            <text:p>22</text:p>
          </table:table-cell>
          <table:table-cell table:formula="of:=100*['Par cours'.D27]/5559" office:value-type="float" office:value="0.395754632128081" calcext:value-type="float">
            <text:p>0,395754632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100*['Par cours'.B28]/5998" office:value-type="float" office:value="0.450150050016672" calcext:value-type="float">
            <text:p>0,45015005</text:p>
          </table:table-cell>
          <table:table-cell office:value-type="float" office:value="24" calcext:value-type="float">
            <text:p>24</text:p>
          </table:table-cell>
          <table:table-cell table:formula="of:=100*['Par cours'.D28]/5559" office:value-type="float" office:value="0.431732325957906" calcext:value-type="float">
            <text:p>0,431732326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100*['Par cours'.B29]/5998" office:value-type="float" office:value="0.350116705568523" calcext:value-type="float">
            <text:p>0,3501167056</text:p>
          </table:table-cell>
          <table:table-cell office:value-type="float" office:value="31" calcext:value-type="float">
            <text:p>31</text:p>
          </table:table-cell>
          <table:table-cell table:formula="of:=100*['Par cours'.D29]/5559" office:value-type="float" office:value="0.557654254362295" calcext:value-type="float">
            <text:p>0,5576542544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100*['Par cours'.B30]/5998" office:value-type="float" office:value="0.400133377792598" calcext:value-type="float">
            <text:p>0,4001333778</text:p>
          </table:table-cell>
          <table:table-cell office:value-type="float" office:value="28" calcext:value-type="float">
            <text:p>28</text:p>
          </table:table-cell>
          <table:table-cell table:formula="of:=100*['Par cours'.D30]/5559" office:value-type="float" office:value="0.503687713617557" calcext:value-type="float">
            <text:p>0,5036877136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100*['Par cours'.B31]/5998" office:value-type="float" office:value="0.166722240746916" calcext:value-type="float">
            <text:p>0,1667222407</text:p>
          </table:table-cell>
          <table:table-cell office:value-type="float" office:value="26" calcext:value-type="float">
            <text:p>26</text:p>
          </table:table-cell>
          <table:table-cell table:formula="of:=100*['Par cours'.D31]/5559" office:value-type="float" office:value="0.467710019787732" calcext:value-type="float">
            <text:p>0,4677100198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100*['Par cours'.B32]/5998" office:value-type="float" office:value="0.183394464821607" calcext:value-type="float">
            <text:p>0,1833944648</text:p>
          </table:table-cell>
          <table:table-cell office:value-type="float" office:value="18" calcext:value-type="float">
            <text:p>18</text:p>
          </table:table-cell>
          <table:table-cell table:formula="of:=100*['Par cours'.D32]/5559" office:value-type="float" office:value="0.32379924446843" calcext:value-type="float">
            <text:p>0,3237992445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100*['Par cours'.B33]/5998" office:value-type="float" office:value="0.383461153717906" calcext:value-type="float">
            <text:p>0,3834611537</text:p>
          </table:table-cell>
          <table:table-cell office:value-type="float" office:value="13" calcext:value-type="float">
            <text:p>13</text:p>
          </table:table-cell>
          <table:table-cell table:formula="of:=100*['Par cours'.D33]/5559" office:value-type="float" office:value="0.233855009893866" calcext:value-type="float">
            <text:p>0,2338550099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100*['Par cours'.B34]/5998" office:value-type="float" office:value="0.183394464821607" calcext:value-type="float">
            <text:p>0,1833944648</text:p>
          </table:table-cell>
          <table:table-cell office:value-type="float" office:value="8" calcext:value-type="float">
            <text:p>8</text:p>
          </table:table-cell>
          <table:table-cell table:formula="of:=100*['Par cours'.D34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100*['Par cours'.B35]/5998" office:value-type="float" office:value="0.200066688896299" calcext:value-type="float">
            <text:p>0,2000666889</text:p>
          </table:table-cell>
          <table:table-cell office:value-type="float" office:value="10" calcext:value-type="float">
            <text:p>10</text:p>
          </table:table-cell>
          <table:table-cell table:formula="of:=100*['Par cours'.D35]/5559" office:value-type="float" office:value="0.179888469149128" calcext:value-type="float">
            <text:p>0,1798884691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100*['Par cours'.B36]/5998" office:value-type="float" office:value="0.333444481493831" calcext:value-type="float">
            <text:p>0,3334444815</text:p>
          </table:table-cell>
          <table:table-cell office:value-type="float" office:value="13" calcext:value-type="float">
            <text:p>13</text:p>
          </table:table-cell>
          <table:table-cell table:formula="of:=100*['Par cours'.D36]/5559" office:value-type="float" office:value="0.233855009893866" calcext:value-type="float">
            <text:p>0,2338550099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formula="of:=100*['Par cours'.B37]/5998" office:value-type="float" office:value="0.233411137045682" calcext:value-type="float">
            <text:p>0,233411137</text:p>
          </table:table-cell>
          <table:table-cell office:value-type="float" office:value="15" calcext:value-type="float">
            <text:p>15</text:p>
          </table:table-cell>
          <table:table-cell table:formula="of:=100*['Par cours'.D37]/5559" office:value-type="float" office:value="0.269832703723691" calcext:value-type="float">
            <text:p>0,2698327037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100*['Par cours'.B38]/5998" office:value-type="float" office:value="0.266755585195065" calcext:value-type="float">
            <text:p>0,2667555852</text:p>
          </table:table-cell>
          <table:table-cell office:value-type="float" office:value="8" calcext:value-type="float">
            <text:p>8</text:p>
          </table:table-cell>
          <table:table-cell table:formula="of:=100*['Par cours'.D38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100*['Par cours'.B39]/5998" office:value-type="float" office:value="0.183394464821607" calcext:value-type="float">
            <text:p>0,1833944648</text:p>
          </table:table-cell>
          <table:table-cell office:value-type="float" office:value="8" calcext:value-type="float">
            <text:p>8</text:p>
          </table:table-cell>
          <table:table-cell table:formula="of:=100*['Par cours'.D39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100*['Par cours'.B40]/5998" office:value-type="float" office:value="0.166722240746916" calcext:value-type="float">
            <text:p>0,1667222407</text:p>
          </table:table-cell>
          <table:table-cell office:value-type="float" office:value="8" calcext:value-type="float">
            <text:p>8</text:p>
          </table:table-cell>
          <table:table-cell table:formula="of:=100*['Par cours'.D40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100*['Par cours'.B41]/5998" office:value-type="float" office:value="0.150050016672224" calcext:value-type="float">
            <text:p>0,1500500167</text:p>
          </table:table-cell>
          <table:table-cell office:value-type="float" office:value="6" calcext:value-type="float">
            <text:p>6</text:p>
          </table:table-cell>
          <table:table-cell table:formula="of:=100*['Par cours'.D41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100*['Par cours'.B42]/5998" office:value-type="float" office:value="0.116705568522841" calcext:value-type="float">
            <text:p>0,1167055685</text:p>
          </table:table-cell>
          <table:table-cell office:value-type="float" office:value="10" calcext:value-type="float">
            <text:p>10</text:p>
          </table:table-cell>
          <table:table-cell table:formula="of:=100*['Par cours'.D42]/5559" office:value-type="float" office:value="0.179888469149128" calcext:value-type="float">
            <text:p>0,1798884691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100*['Par cours'.B43]/5998" office:value-type="float" office:value="0.183394464821607" calcext:value-type="float">
            <text:p>0,1833944648</text:p>
          </table:table-cell>
          <table:table-cell office:value-type="float" office:value="5" calcext:value-type="float">
            <text:p>5</text:p>
          </table:table-cell>
          <table:table-cell table:formula="of:=100*['Par cours'.D43]/5559" office:value-type="float" office:value="0.0899442345745638" calcext:value-type="float">
            <text:p>0,0899442346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100*['Par cours'.B44]/5998" office:value-type="float" office:value="0.116705568522841" calcext:value-type="float">
            <text:p>0,1167055685</text:p>
          </table:table-cell>
          <table:table-cell office:value-type="float" office:value="6" calcext:value-type="float">
            <text:p>6</text:p>
          </table:table-cell>
          <table:table-cell table:formula="of:=100*['Par cours'.D44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100*['Par cours'.B45]/5998" office:value-type="float" office:value="0.21673891297099" calcext:value-type="float">
            <text:p>0,216738913</text:p>
          </table:table-cell>
          <table:table-cell office:value-type="float" office:value="6" calcext:value-type="float">
            <text:p>6</text:p>
          </table:table-cell>
          <table:table-cell table:formula="of:=100*['Par cours'.D45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100*['Par cours'.B46]/5998" office:value-type="float" office:value="0.100033344448149" calcext:value-type="float">
            <text:p>0,1000333444</text:p>
          </table:table-cell>
          <table:table-cell office:value-type="float" office:value="2" calcext:value-type="float">
            <text:p>2</text:p>
          </table:table-cell>
          <table:table-cell table:formula="of:=100*['Par cours'.D46]/5559" office:value-type="float" office:value="0.0359776938298255" calcext:value-type="float">
            <text:p>0,0359776938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100*['Par cours'.B47]/5998" office:value-type="float" office:value="0.116705568522841" calcext:value-type="float">
            <text:p>0,1167055685</text:p>
          </table:table-cell>
          <table:table-cell office:value-type="float" office:value="7" calcext:value-type="float">
            <text:p>7</text:p>
          </table:table-cell>
          <table:table-cell table:formula="of:=100*['Par cours'.D47]/5559" office:value-type="float" office:value="0.125921928404389" calcext:value-type="float">
            <text:p>0,1259219284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100*['Par cours'.B48]/5998" office:value-type="float" office:value="0.100033344448149" calcext:value-type="float">
            <text:p>0,1000333444</text:p>
          </table:table-cell>
          <table:table-cell office:value-type="float" office:value="9" calcext:value-type="float">
            <text:p>9</text:p>
          </table:table-cell>
          <table:table-cell table:formula="of:=100*['Par cours'.D48]/5559" office:value-type="float" office:value="0.161899622234215" calcext:value-type="float">
            <text:p>0,1618996222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100*['Par cours'.B49]/5998" office:value-type="float" office:value="0.133377792597533" calcext:value-type="float">
            <text:p>0,1333777926</text:p>
          </table:table-cell>
          <table:table-cell office:value-type="float" office:value="3" calcext:value-type="float">
            <text:p>3</text:p>
          </table:table-cell>
          <table:table-cell table:formula="of:=100*['Par cours'.D49]/5559" office:value-type="float" office:value="0.0539665407447383" calcext:value-type="float">
            <text:p>0,0539665407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100*['Par cours'.B50]/5998" office:value-type="float" office:value="0.150050016672224" calcext:value-type="float">
            <text:p>0,1500500167</text:p>
          </table:table-cell>
          <table:table-cell office:value-type="float" office:value="5" calcext:value-type="float">
            <text:p>5</text:p>
          </table:table-cell>
          <table:table-cell table:formula="of:=100*['Par cours'.D50]/5559" office:value-type="float" office:value="0.0899442345745638" calcext:value-type="float">
            <text:p>0,0899442346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100*['Par cours'.B51]/5998" office:value-type="float" office:value="0.133377792597533" calcext:value-type="float">
            <text:p>0,1333777926</text:p>
          </table:table-cell>
          <table:table-cell office:value-type="float" office:value="4" calcext:value-type="float">
            <text:p>4</text:p>
          </table:table-cell>
          <table:table-cell table:formula="of:=100*['Par cours'.D51]/5559" office:value-type="float" office:value="0.071955387659651" calcext:value-type="float">
            <text:p>0,0719553877</text:p>
          </table:table-cell>
          <table:table-cell table:number-columns-repeated="1019"/>
        </table:table-row>
      </table:table>
      <table:table table:name="Par année" table:style-name="ta1">
        <table:shapes>
          <draw:frame draw:z-index="0" draw:style-name="gr1" draw:text-style-name="P1" svg:width="268.73mm" svg:height="179.55mm" svg:x="165.75mm" svg:y="22.05mm">
            <loext:p draw:notify-on-update-of-ranges="'Par année'.A2:'Par année'.A51 'Par année'.C1:'Par année'.C1 'Par année'.C2:'Par année'.C51 'Par année'.A2:'Par année'.A51 'Par année'.E1:'Par année'.E1 'Par année'.E2:'Par année'.E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3">
          <table:table-cell table:style-name="ce1" office:value-type="string" calcext:value-type="string">
            <text:p>Nombre de Jours</text:p>
          </table:table-cell>
          <table:table-cell table:number-columns-repeated="2" office:value-type="string" calcext:value-type="string">
            <text:p>avant les rappels</text:p>
          </table:table-cell>
          <table:table-cell office:value-type="string" calcext:value-type="string">
            <text:p>après les rappels</text:p>
          </table:table-cell>
          <table:table-cell office:value-type="string" calcext:value-type="string">
            <text:p>Après les rappel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['Par année'.B2]*100/739" office:value-type="float" office:value="15.5615696887686" calcext:value-type="float">
            <text:p>15,5615696888</text:p>
          </table:table-cell>
          <table:table-cell office:value-type="float" office:value="358" calcext:value-type="float">
            <text:p>358</text:p>
          </table:table-cell>
          <table:table-cell table:formula="of:=['Par année'.D2]*100/1810" office:value-type="float" office:value="19.7790055248619" calcext:value-type="float">
            <text:p>19,77900552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['Par année'.B3]*100/739" office:value-type="float" office:value="11.7726657645467" calcext:value-type="float">
            <text:p>11,7726657645</text:p>
          </table:table-cell>
          <table:table-cell office:value-type="float" office:value="248" calcext:value-type="float">
            <text:p>248</text:p>
          </table:table-cell>
          <table:table-cell table:formula="of:=['Par année'.D3]*100/1810" office:value-type="float" office:value="13.7016574585635" calcext:value-type="float">
            <text:p>13,70165745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formula="of:=['Par année'.B4]*100/739" office:value-type="float" office:value="10.5548037889039" calcext:value-type="float">
            <text:p>10,5548037889</text:p>
          </table:table-cell>
          <table:table-cell office:value-type="float" office:value="156" calcext:value-type="float">
            <text:p>156</text:p>
          </table:table-cell>
          <table:table-cell table:formula="of:=['Par année'.D4]*100/1810" office:value-type="float" office:value="8.61878453038674" calcext:value-type="float">
            <text:p>8,61878453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'Par année'.B5]*100/739" office:value-type="float" office:value="6.63058186738836" calcext:value-type="float">
            <text:p>6,6305818674</text:p>
          </table:table-cell>
          <table:table-cell office:value-type="float" office:value="147" calcext:value-type="float">
            <text:p>147</text:p>
          </table:table-cell>
          <table:table-cell table:formula="of:=['Par année'.D5]*100/1810" office:value-type="float" office:value="8.12154696132597" calcext:value-type="float">
            <text:p>8,12154696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'Par année'.B6]*100/739" office:value-type="float" office:value="5.4127198917456" calcext:value-type="float">
            <text:p>5,4127198917</text:p>
          </table:table-cell>
          <table:table-cell office:value-type="float" office:value="99" calcext:value-type="float">
            <text:p>99</text:p>
          </table:table-cell>
          <table:table-cell table:formula="of:=['Par année'.D6]*100/1810" office:value-type="float" office:value="5.46961325966851" calcext:value-type="float">
            <text:p>5,46961325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'Par année'.B7]*100/739" office:value-type="float" office:value="6.22462787550744" calcext:value-type="float">
            <text:p>6,2246278755</text:p>
          </table:table-cell>
          <table:table-cell office:value-type="float" office:value="123" calcext:value-type="float">
            <text:p>123</text:p>
          </table:table-cell>
          <table:table-cell table:formula="of:=['Par année'.D7]*100/1810" office:value-type="float" office:value="6.79558011049724" calcext:value-type="float">
            <text:p>6,79558011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'Par année'.B8]*100/739" office:value-type="float" office:value="7.03653585926928" calcext:value-type="float">
            <text:p>7,0365358593</text:p>
          </table:table-cell>
          <table:table-cell office:value-type="float" office:value="155" calcext:value-type="float">
            <text:p>155</text:p>
          </table:table-cell>
          <table:table-cell table:formula="of:=['Par année'.D8]*100/1810" office:value-type="float" office:value="8.56353591160221" calcext:value-type="float">
            <text:p>8,56353591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['Par année'.B9]*100/739" office:value-type="float" office:value="7.57780784844384" calcext:value-type="float">
            <text:p>7,5778078484</text:p>
          </table:table-cell>
          <table:table-cell office:value-type="float" office:value="126" calcext:value-type="float">
            <text:p>126</text:p>
          </table:table-cell>
          <table:table-cell table:formula="of:=['Par année'.D9]*100/1810" office:value-type="float" office:value="6.96132596685083" calcext:value-type="float">
            <text:p>6,96132596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'Par année'.B10]*100/739" office:value-type="float" office:value="3.78890392422192" calcext:value-type="float">
            <text:p>3,7889039242</text:p>
          </table:table-cell>
          <table:table-cell office:value-type="float" office:value="58" calcext:value-type="float">
            <text:p>58</text:p>
          </table:table-cell>
          <table:table-cell table:formula="of:=['Par année'.D10]*100/1810" office:value-type="float" office:value="3.20441988950276" calcext:value-type="float">
            <text:p>3,20441988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'Par année'.B11]*100/739" office:value-type="float" office:value="2.84167794316644" calcext:value-type="float">
            <text:p>2,8416779432</text:p>
          </table:table-cell>
          <table:table-cell office:value-type="float" office:value="54" calcext:value-type="float">
            <text:p>54</text:p>
          </table:table-cell>
          <table:table-cell table:formula="of:=['Par année'.D11]*100/1810" office:value-type="float" office:value="2.98342541436464" calcext:value-type="float">
            <text:p>2,98342541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'Par année'.B12]*100/739" office:value-type="float" office:value="2.16508795669824" calcext:value-type="float">
            <text:p>2,1650879567</text:p>
          </table:table-cell>
          <table:table-cell office:value-type="float" office:value="36" calcext:value-type="float">
            <text:p>36</text:p>
          </table:table-cell>
          <table:table-cell table:formula="of:=['Par année'.D12]*100/1810" office:value-type="float" office:value="1.98895027624309" calcext:value-type="float">
            <text:p>1,988950276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'Par année'.B13]*100/739" office:value-type="float" office:value="2.7063599458728" calcext:value-type="float">
            <text:p>2,7063599459</text:p>
          </table:table-cell>
          <table:table-cell office:value-type="float" office:value="29" calcext:value-type="float">
            <text:p>29</text:p>
          </table:table-cell>
          <table:table-cell table:formula="of:=['Par année'.D13]*100/1810" office:value-type="float" office:value="1.60220994475138" calcext:value-type="float">
            <text:p>1,60220994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'Par année'.B14]*100/739" office:value-type="float" office:value="2.7063599458728" calcext:value-type="float">
            <text:p>2,7063599459</text:p>
          </table:table-cell>
          <table:table-cell office:value-type="float" office:value="32" calcext:value-type="float">
            <text:p>32</text:p>
          </table:table-cell>
          <table:table-cell table:formula="of:=['Par année'.D14]*100/1810" office:value-type="float" office:value="1.76795580110497" calcext:value-type="float">
            <text:p>1,76795580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'Par année'.B15]*100/739" office:value-type="float" office:value="1.08254397834912" calcext:value-type="float">
            <text:p>1,0825439783</text:p>
          </table:table-cell>
          <table:table-cell office:value-type="float" office:value="25" calcext:value-type="float">
            <text:p>25</text:p>
          </table:table-cell>
          <table:table-cell table:formula="of:=['Par année'.D15]*100/1810" office:value-type="float" office:value="1.38121546961326" calcext:value-type="float">
            <text:p>1,381215469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'Par année'.B16]*100/739" office:value-type="float" office:value="1.21786197564276" calcext:value-type="float">
            <text:p>1,2178619756</text:p>
          </table:table-cell>
          <table:table-cell office:value-type="float" office:value="25" calcext:value-type="float">
            <text:p>25</text:p>
          </table:table-cell>
          <table:table-cell table:formula="of:=['Par année'.D16]*100/1810" office:value-type="float" office:value="1.38121546961326" calcext:value-type="float">
            <text:p>1,381215469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'Par année'.B17]*100/739" office:value-type="float" office:value="1.48849797023004" calcext:value-type="float">
            <text:p>1,4884979702</text:p>
          </table:table-cell>
          <table:table-cell office:value-type="float" office:value="23" calcext:value-type="float">
            <text:p>23</text:p>
          </table:table-cell>
          <table:table-cell table:formula="of:=['Par année'.D17]*100/1810" office:value-type="float" office:value="1.2707182320442" calcext:value-type="float">
            <text:p>1,2707182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'Par année'.B18]*100/739" office:value-type="float" office:value="0.81190798376184" calcext:value-type="float">
            <text:p>0,8119079838</text:p>
          </table:table-cell>
          <table:table-cell office:value-type="float" office:value="12" calcext:value-type="float">
            <text:p>12</text:p>
          </table:table-cell>
          <table:table-cell table:formula="of:=['Par année'.D18]*100/1810" office:value-type="float" office:value="0.662983425414365" calcext:value-type="float">
            <text:p>0,662983425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'Par année'.B19]*100/739" office:value-type="float" office:value="0.94722598105548" calcext:value-type="float">
            <text:p>0,9472259811</text:p>
          </table:table-cell>
          <table:table-cell office:value-type="float" office:value="9" calcext:value-type="float">
            <text:p>9</text:p>
          </table:table-cell>
          <table:table-cell table:formula="of:=['Par année'.D19]*100/1810" office:value-type="float" office:value="0.497237569060774" calcext:value-type="float">
            <text:p>0,497237569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'Par année'.B20]*100/739" office:value-type="float" office:value="0.6765899864682" calcext:value-type="float">
            <text:p>0,6765899865</text:p>
          </table:table-cell>
          <table:table-cell office:value-type="float" office:value="6" calcext:value-type="float">
            <text:p>6</text:p>
          </table:table-cell>
          <table:table-cell table:formula="of:=['Par année'.D20]*100/1810" office:value-type="float" office:value="0.331491712707182" calcext:value-type="float">
            <text:p>0,331491712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'Par année'.B21]*100/739" office:value-type="float" office:value="0.13531799729364" calcext:value-type="float">
            <text:p>0,1353179973</text:p>
          </table:table-cell>
          <table:table-cell office:value-type="float" office:value="9" calcext:value-type="float">
            <text:p>9</text:p>
          </table:table-cell>
          <table:table-cell table:formula="of:=['Par année'.D21]*100/1810" office:value-type="float" office:value="0.497237569060774" calcext:value-type="float">
            <text:p>0,497237569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'Par année'.B22]*100/739" office:value-type="float" office:value="1.89445196211096" calcext:value-type="float">
            <text:p>1,8944519621</text:p>
          </table:table-cell>
          <table:table-cell office:value-type="float" office:value="6" calcext:value-type="float">
            <text:p>6</text:p>
          </table:table-cell>
          <table:table-cell table:formula="of:=['Par année'.D22]*100/1810" office:value-type="float" office:value="0.331491712707182" calcext:value-type="float">
            <text:p>0,331491712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'Par année'.B23]*100/739" office:value-type="float" office:value="0.40595399188092" calcext:value-type="float">
            <text:p>0,4059539919</text:p>
          </table:table-cell>
          <table:table-cell office:value-type="float" office:value="6" calcext:value-type="float">
            <text:p>6</text:p>
          </table:table-cell>
          <table:table-cell table:formula="of:=['Par année'.D23]*100/1810" office:value-type="float" office:value="0.331491712707182" calcext:value-type="float">
            <text:p>0,331491712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'Par année'.B24]*100/739" office:value-type="float" office:value="0.54127198917456" calcext:value-type="float">
            <text:p>0,5412719892</text:p>
          </table:table-cell>
          <table:table-cell office:value-type="float" office:value="12" calcext:value-type="float">
            <text:p>12</text:p>
          </table:table-cell>
          <table:table-cell table:formula="of:=['Par année'.D24]*100/1810" office:value-type="float" office:value="0.662983425414365" calcext:value-type="float">
            <text:p>0,662983425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'Par année'.B25]*100/739" office:value-type="float" office:value="0.81190798376184" calcext:value-type="float">
            <text:p>0,8119079838</text:p>
          </table:table-cell>
          <table:table-cell office:value-type="float" office:value="6" calcext:value-type="float">
            <text:p>6</text:p>
          </table:table-cell>
          <table:table-cell table:formula="of:=['Par année'.D25]*100/1810" office:value-type="float" office:value="0.331491712707182" calcext:value-type="float">
            <text:p>0,331491712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'Par année'.B26]*100/739" office:value-type="float" office:value="0.6765899864682" calcext:value-type="float">
            <text:p>0,6765899865</text:p>
          </table:table-cell>
          <table:table-cell office:value-type="float" office:value="5" calcext:value-type="float">
            <text:p>5</text:p>
          </table:table-cell>
          <table:table-cell table:formula="of:=['Par année'.D26]*100/1810" office:value-type="float" office:value="0.276243093922652" calcext:value-type="float">
            <text:p>0,276243093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'Par année'.B27]*100/739" office:value-type="float" office:value="0.40595399188092" calcext:value-type="float">
            <text:p>0,4059539919</text:p>
          </table:table-cell>
          <table:table-cell office:value-type="float" office:value="4" calcext:value-type="float">
            <text:p>4</text:p>
          </table:table-cell>
          <table:table-cell table:formula="of:=['Par année'.D27]*100/1810" office:value-type="float" office:value="0.220994475138122" calcext:value-type="float">
            <text:p>0,220994475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'Par année'.B28]*100/739" office:value-type="float" office:value="0.40595399188092" calcext:value-type="float">
            <text:p>0,4059539919</text:p>
          </table:table-cell>
          <table:table-cell office:value-type="float" office:value="5" calcext:value-type="float">
            <text:p>5</text:p>
          </table:table-cell>
          <table:table-cell table:formula="of:=['Par année'.D28]*100/1810" office:value-type="float" office:value="0.276243093922652" calcext:value-type="float">
            <text:p>0,276243093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'Par année'.B29]*100/739" office:value-type="float" office:value="0.54127198917456" calcext:value-type="float">
            <text:p>0,5412719892</text:p>
          </table:table-cell>
          <table:table-cell office:value-type="float" office:value="4" calcext:value-type="float">
            <text:p>4</text:p>
          </table:table-cell>
          <table:table-cell table:formula="of:=['Par année'.D29]*100/1810" office:value-type="float" office:value="0.220994475138122" calcext:value-type="float">
            <text:p>0,22099447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'Par année'.B30]*100/739" office:value-type="float" office:value="0.13531799729364" calcext:value-type="float">
            <text:p>0,1353179973</text:p>
          </table:table-cell>
          <table:table-cell office:value-type="float" office:value="4" calcext:value-type="float">
            <text:p>4</text:p>
          </table:table-cell>
          <table:table-cell table:formula="of:=['Par année'.D30]*100/1810" office:value-type="float" office:value="0.220994475138122" calcext:value-type="float">
            <text:p>0,220994475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'Par année'.B31]*100/739" office:value-type="float" office:value="0.40595399188092" calcext:value-type="float">
            <text:p>0,4059539919</text:p>
          </table:table-cell>
          <table:table-cell office:value-type="float" office:value="2" calcext:value-type="float">
            <text:p>2</text:p>
          </table:table-cell>
          <table:table-cell table:formula="of:=['Par année'.D31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'Par année'.B32]*100/739" office:value-type="float" office:value="0.6765899864682" calcext:value-type="float">
            <text:p>0,6765899865</text:p>
          </table:table-cell>
          <table:table-cell office:value-type="float" office:value="2" calcext:value-type="float">
            <text:p>2</text:p>
          </table:table-cell>
          <table:table-cell table:formula="of:=['Par année'.D32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'Par année'.B33]*100/739" office:value-type="float" office:value="0.13531799729364" calcext:value-type="float">
            <text:p>0,1353179973</text:p>
          </table:table-cell>
          <table:table-cell office:value-type="float" office:value="1" calcext:value-type="float">
            <text:p>1</text:p>
          </table:table-cell>
          <table:table-cell table:formula="of:=['Par année'.D33]*100/1810" office:value-type="float" office:value="0.0552486187845304" calcext:value-type="float">
            <text:p>0,055248618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'Par année'.B34]*100/739" office:value-type="float" office:value="0.13531799729364" calcext:value-type="float">
            <text:p>0,1353179973</text:p>
          </table:table-cell>
          <table:table-cell office:value-type="float" office:value="0" calcext:value-type="float">
            <text:p>0</text:p>
          </table:table-cell>
          <table:table-cell table:formula="of:=['Par année'.D34]*100/18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'Par année'.B35]*100/739" office:value-type="float" office:value="0.27063599458728" calcext:value-type="float">
            <text:p>0,2706359946</text:p>
          </table:table-cell>
          <table:table-cell office:value-type="float" office:value="3" calcext:value-type="float">
            <text:p>3</text:p>
          </table:table-cell>
          <table:table-cell table:formula="of:=['Par année'.D35]*100/1810" office:value-type="float" office:value="0.165745856353591" calcext:value-type="float">
            <text:p>0,165745856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'Par année'.B36]*100/739" office:value-type="float" office:value="0.54127198917456" calcext:value-type="float">
            <text:p>0,5412719892</text:p>
          </table:table-cell>
          <table:table-cell office:value-type="float" office:value="1" calcext:value-type="float">
            <text:p>1</text:p>
          </table:table-cell>
          <table:table-cell table:formula="of:=['Par année'.D36]*100/1810" office:value-type="float" office:value="0.0552486187845304" calcext:value-type="float">
            <text:p>0,055248618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'Par année'.B37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37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'Par année'.B38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38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'Par année'.B39]*100/7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'Par année'.D39]*100/18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'Par année'.B40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40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'Par année'.B41]*100/739" office:value-type="float" office:value="0.27063599458728" calcext:value-type="float">
            <text:p>0,2706359946</text:p>
          </table:table-cell>
          <table:table-cell office:value-type="float" office:value="3" calcext:value-type="float">
            <text:p>3</text:p>
          </table:table-cell>
          <table:table-cell table:formula="of:=['Par année'.D41]*100/1810" office:value-type="float" office:value="0.165745856353591" calcext:value-type="float">
            <text:p>0,165745856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'Par année'.B42]*100/7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'Par année'.D42]*100/18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'Par année'.B43]*100/7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Par année'.D43]*100/1810" office:value-type="float" office:value="0.0552486187845304" calcext:value-type="float">
            <text:p>0,055248618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'Par année'.B44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44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'Par année'.B45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45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'Par année'.B46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46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'Par année'.B47]*100/7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'Par année'.D47]*100/18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'Par année'.B48]*100/7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Par année'.D48]*100/1810" office:value-type="float" office:value="0.0552486187845304" calcext:value-type="float">
            <text:p>0,055248618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'Par année'.B49]*100/7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'Par année'.D49]*100/18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'Par année'.B50]*100/7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Par année'.D50]*100/1810" office:value-type="float" office:value="0.0552486187845304" calcext:value-type="float">
            <text:p>0,055248618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'Par année'.B51]*100/739" office:value-type="float" office:value="0.40595399188092" calcext:value-type="float">
            <text:p>0,4059539919</text:p>
          </table:table-cell>
          <table:table-cell office:value-type="float" office:value="1" calcext:value-type="float">
            <text:p>1</text:p>
          </table:table-cell>
          <table:table-cell table:formula="of:=['Par année'.D51]*100/1810" office:value-type="float" office:value="0.0552486187845304" calcext:value-type="float">
            <text:p>0,0552486188</text:p>
          </table:table-cell>
        </table:table-row>
      </table:table>
      <table:table table:name="Inscription" table:style-name="ta1">
        <table:shapes>
          <draw:frame draw:z-index="0" draw:style-name="gr1" draw:text-style-name="P1" svg:width="159.97mm" svg:height="90.05mm" svg:x="276.44mm" svg:y="3.45mm">
            <loext:p draw:notify-on-update-of-ranges="Inscription.A1:Inscription.A1 Inscription.A2:Inscription.A26 Inscription.H1:Inscription.H1 Inscription.H2:Inscription.H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7mm" svg:height="90.04mm" svg:x="275.62mm" svg:y="97.22mm">
            <loext:p draw:notify-on-update-of-ranges="Inscription.A1:Inscription.A1 Inscription.A2:Inscription.A29 Inscription.K1:Inscription.K1 Inscription.K2:Inscription.K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8mm" svg:height="90.04mm" svg:x="106mm" svg:y="136mm">
            <loext:p draw:notify-on-update-of-ranges="Inscription.A1:Inscription.A1 Inscription.A2:Inscription.A29 Inscription.I1:Inscription.I1 Inscription.I2:Inscription.I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number-columns-repeated="1013" table:default-cell-style-name="ce3"/>
        <table:table-row table:style-name="ro2">
          <table:table-cell table:style-name="ce3" office:value-type="string" calcext:value-type="string">
            <text:p>Mois</text:p>
          </table:table-cell>
          <table:table-cell table:style-name="ce3" table:number-columns-repeated="6"/>
          <table:table-cell table:style-name="ce3" office:value-type="string" calcext:value-type="string">
            <text:p>% de réussite</text:p>
          </table:table-cell>
          <table:table-cell table:style-name="ce3" office:value-type="string" calcext:value-type="string">
            <text:p>nb jours</text:p>
          </table:table-cell>
          <table:table-cell table:style-name="ce3"/>
          <table:table-cell table:style-name="ce3" office:value-type="string" calcext:value-type="string">
            <text:p>Ont fini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anvier 2015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évrier 20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rs 20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vril 20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i 20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uin 20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uillet 20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oût 20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ptembre 20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ctobre 20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vembre 20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écembre 20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anvier 20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évrier 20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rs 20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vril 20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i 20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uin 20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uillet 201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oût 2016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ptembre 201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ctobre 2016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vembre 2016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écembre 2016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anvier 2017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évrier 2017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rs 2017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vril 2017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o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o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o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o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00-00-00</text:date>, <text:time style:data-style-name="N2" text:time-value="22:50:37.228819929">00:00:00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8:47:21.714645362</meta:creation-date>
    <dc:date>2017-05-23T23:01:10.439571298</dc:date>
    <meta:editing-duration>PT47M5S</meta:editing-duration>
    <meta:editing-cycles>5</meta:editing-cycles>
    <meta:generator>LibreOffice/5.1.6.2$Linux_X86_64 LibreOffice_project/10m0$Build-2</meta:generator>
    <meta:document-statistic meta:table-count="4" meta:cell-count="117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48cm" svg:height="19.245cm" xlink:href=".." xlink:type="simple" chart:class="chart:line" chart:style-name="ch1">
        <chart:legend chart:legend-position="end" svg:x="21.498cm" svg:y="8.825cm" style:legend-expansion="high" chart:style-name="ch2"/>
        <chart:plot-area chart:style-name="ch3" table:cell-range-address="'Par statut'.C1:'Par statut'.C51 'Par statut'.E1:'Par statut'.E51 'Par statut'.G1:'Par statut'.G51" chart:data-source-has-labels="row" svg:x="0.558cm" svg:y="0.384cm" svg:width="20.382cm" svg:height="18.477cm">
          <chartooo:coordinate-region svg:x="1.179cm" svg:y="0.583cm" svg:width="19.575cm" svg:height="17.6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r statut'.C2:'Par statut'.C51" chart:label-cell-address="'Par statut'.C1:'Par statut'.C1" chart:class="chart:line">
            <chart:data-point chart:repeated="50"/>
          </chart:series>
          <chart:series chart:style-name="ch7" chart:values-cell-range-address="'Par statut'.E2:'Par statut'.E51" chart:label-cell-address="'Par statut'.E1:'Par statut'.E1" chart:class="chart:line">
            <chart:data-point chart:repeated="50"/>
          </chart:series>
          <chart:series chart:style-name="ch8" chart:values-cell-range-address="'Par statut'.G2:'Par statut'.G51" chart:label-cell-address="'Par statut'.G1:'Par statut'.G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élèves qui ont fini le cours</text:p>
                <draw:g>
                  <svg:desc>'Par statut'.C1:'Par statut'.C1</svg:desc>
                </draw:g>
              </table:table-cell>
              <table:table-cell office:value-type="string">
                <text:p>% des élèves qui ont abandonné</text:p>
                <draw:g>
                  <svg:desc>'Par statut'.E1:'Par statut'.E1</svg:desc>
                </draw:g>
              </table:table-cell>
              <table:table-cell office:value-type="string">
                <text:p>% des élèves en cours</text:p>
                <draw:g>
                  <svg:desc>'Par statut'.G1:'Par statut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1846466012851">
                <text:p>22.1846466012851</text:p>
                <draw:g>
                  <svg:desc>'Par statut'.C2:'Par statut'.C51</svg:desc>
                </draw:g>
              </table:table-cell>
              <table:table-cell office:value-type="float" office:value="24.8697102355639">
                <text:p>24.8697102355639</text:p>
                <draw:g>
                  <svg:desc>'Par statut'.E2:'Par statut'.E51</svg:desc>
                </draw:g>
              </table:table-cell>
              <table:table-cell office:value-type="float" office:value="21.849710982659">
                <text:p>21.849710982659</text:p>
                <draw:g>
                  <svg:desc>'Par statut'.G2:'Par statut'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310449780183">
                <text:p>12.6310449780183</text:p>
              </table:table-cell>
              <table:table-cell office:value-type="float" office:value="10.089639357932">
                <text:p>10.089639357932</text:p>
              </table:table-cell>
              <table:table-cell office:value-type="float" office:value="10.0578034682081">
                <text:p>10.0578034682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11396685830233">
                <text:p>9.11396685830233</text:p>
              </table:table-cell>
              <table:table-cell office:value-type="float" office:value="7.29622680842193">
                <text:p>7.29622680842193</text:p>
              </table:table-cell>
              <table:table-cell office:value-type="float" office:value="8.32369942196532">
                <text:p>8.32369942196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4815691579303">
                <text:p>6.84815691579303</text:p>
              </table:table-cell>
              <table:table-cell office:value-type="float" office:value="5.73274963518866">
                <text:p>5.73274963518866</text:p>
              </table:table-cell>
              <table:table-cell office:value-type="float" office:value="6.47398843930636">
                <text:p>6.47398843930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6452485627325">
                <text:p>5.66452485627325</text:p>
              </table:table-cell>
              <table:table-cell office:value-type="float" office:value="5.29497602668334">
                <text:p>5.29497602668334</text:p>
              </table:table-cell>
              <table:table-cell office:value-type="float" office:value="4.50867052023121">
                <text:p>4.50867052023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0652688535678">
                <text:p>5.10652688535678</text:p>
              </table:table-cell>
              <table:table-cell office:value-type="float" office:value="4.0650406504065">
                <text:p>4.0650406504065</text:p>
              </table:table-cell>
              <table:table-cell office:value-type="float" office:value="4.6242774566474">
                <text:p>4.6242774566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2252282718972">
                <text:p>6.22252282718972</text:p>
              </table:table-cell>
              <table:table-cell office:value-type="float" office:value="4.98228059203669">
                <text:p>4.98228059203669</text:p>
              </table:table-cell>
              <table:table-cell office:value-type="float" office:value="6.01156069364162">
                <text:p>6.01156069364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5924923909368">
                <text:p>6.45924923909368</text:p>
              </table:table-cell>
              <table:table-cell office:value-type="float" office:value="5.35751511361267">
                <text:p>5.35751511361267</text:p>
              </table:table-cell>
              <table:table-cell office:value-type="float" office:value="6.70520231213873">
                <text:p>6.705202312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5380453161989">
                <text:p>3.75380453161989</text:p>
              </table:table-cell>
              <table:table-cell office:value-type="float" office:value="2.897644361059">
                <text:p>2.897644361059</text:p>
              </table:table-cell>
              <table:table-cell office:value-type="float" office:value="3.00578034682081">
                <text:p>3.00578034682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5326344267839">
                <text:p>2.55326344267839</text:p>
              </table:table-cell>
              <table:table-cell office:value-type="float" office:value="2.83510527412966">
                <text:p>2.83510527412966</text:p>
              </table:table-cell>
              <table:table-cell office:value-type="float" office:value="3.23699421965318">
                <text:p>3.23699421965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3199188366588">
                <text:p>2.23199188366588</text:p>
              </table:table-cell>
              <table:table-cell office:value-type="float" office:value="2.29309985407546">
                <text:p>2.29309985407546</text:p>
              </table:table-cell>
              <table:table-cell office:value-type="float" office:value="1.84971098265896">
                <text:p>1.84971098265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235711870139">
                <text:p>1.79235711870139</text:p>
              </table:table-cell>
              <table:table-cell office:value-type="float" office:value="1.50093808630394">
                <text:p>1.50093808630394</text:p>
              </table:table-cell>
              <table:table-cell office:value-type="float" office:value="4.04624277456647">
                <text:p>4.04624277456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049036185323">
                <text:p>1.5049036185323</text:p>
              </table:table-cell>
              <table:table-cell office:value-type="float" office:value="2.31394621638524">
                <text:p>2.31394621638524</text:p>
              </table:table-cell>
              <table:table-cell office:value-type="float" office:value="2.19653179190751">
                <text:p>2.19653179190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253973621914">
                <text:p>1.57253973621914</text:p>
              </table:table-cell>
              <table:table-cell office:value-type="float" office:value="2.41817802793413">
                <text:p>2.41817802793413</text:p>
              </table:table-cell>
              <table:table-cell office:value-type="float" office:value="1.5028901734104">
                <text:p>1.5028901734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5417653026716">
                <text:p>1.45417653026716</text:p>
              </table:table-cell>
              <table:table-cell office:value-type="float" office:value="2.06378986866792">
                <text:p>2.06378986866792</text:p>
              </table:table-cell>
              <table:table-cell office:value-type="float" office:value="1.73410404624277">
                <text:p>1.73410404624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454176530267">
                <text:p>1.01454176530267</text:p>
              </table:table-cell>
              <table:table-cell office:value-type="float" office:value="1.39670627475506">
                <text:p>1.39670627475506</text:p>
              </table:table-cell>
              <table:table-cell office:value-type="float" office:value="1.5028901734104">
                <text:p>1.5028901734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7088265133581">
                <text:p>0.727088265133581</text:p>
              </table:table-cell>
              <table:table-cell office:value-type="float" office:value="1.10485720241818">
                <text:p>1.10485720241818</text:p>
              </table:table-cell>
              <table:table-cell office:value-type="float" office:value="1.27167630057803">
                <text:p>1.27167630057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6178559350693">
                <text:p>0.896178559350693</text:p>
              </table:table-cell>
              <table:table-cell office:value-type="float" office:value="0.979779028559516">
                <text:p>0.979779028559516</text:p>
              </table:table-cell>
              <table:table-cell office:value-type="float" office:value="0.69364161849711">
                <text:p>0.693641618497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1088941494758">
                <text:p>0.541088941494758</text:p>
              </table:table-cell>
              <table:table-cell office:value-type="float" office:value="1.20908901396706">
                <text:p>1.20908901396706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94724382820426">
                <text:p>0.794724382820426</text:p>
              </table:table-cell>
              <table:table-cell office:value-type="float" office:value="0.938086303939962">
                <text:p>0.938086303939962</text:p>
              </table:table-cell>
              <table:table-cell office:value-type="float" office:value="0.578034682080925">
                <text:p>0.578034682080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6361176868448">
                <text:p>0.676361176868448</text:p>
              </table:table-cell>
              <table:table-cell office:value-type="float" office:value="0.979779028559516">
                <text:p>0.979779028559516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9452147446737">
                <text:p>0.659452147446737</text:p>
              </table:table-cell>
              <table:table-cell office:value-type="float" office:value="0.708776318532416">
                <text:p>0.708776318532416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1816029759892">
                <text:p>0.591816029759892</text:p>
              </table:table-cell>
              <table:table-cell office:value-type="float" office:value="0.583698144673754">
                <text:p>0.583698144673754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5089617855935">
                <text:p>0.355089617855935</text:p>
              </table:table-cell>
              <table:table-cell office:value-type="float" office:value="0.604544506983531">
                <text:p>0.604544506983531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8180588434224">
                <text:p>0.338180588434224</text:p>
              </table:table-cell>
              <table:table-cell office:value-type="float" office:value="0.625390869293308">
                <text:p>0.625390869293308</text:p>
              </table:table-cell>
              <table:table-cell office:value-type="float" office:value="0.578034682080925">
                <text:p>0.578034682080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5089617855935">
                <text:p>0.355089617855935</text:p>
              </table:table-cell>
              <table:table-cell office:value-type="float" office:value="0.47946633312487">
                <text:p>0.47946633312487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8180588434224">
                <text:p>0.338180588434224</text:p>
              </table:table-cell>
              <table:table-cell office:value-type="float" office:value="0.437773608505316">
                <text:p>0.437773608505316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4362529590801">
                <text:p>0.304362529590801</text:p>
              </table:table-cell>
              <table:table-cell office:value-type="float" office:value="0.583698144673754">
                <text:p>0.583698144673754</text:p>
              </table:table-cell>
              <table:table-cell office:value-type="float" office:value="0.69364161849711">
                <text:p>0.69364161849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1271559012513">
                <text:p>0.321271559012513</text:p>
              </table:table-cell>
              <table:table-cell office:value-type="float" office:value="0.667083593912862">
                <text:p>0.667083593912862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47946633312487">
                <text:p>0.47946633312487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6726411903957">
                <text:p>0.236726411903957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809248554913295">
                <text:p>0.809248554913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745350016909">
                <text:p>0.28745350016909</text:p>
              </table:table-cell>
              <table:table-cell office:value-type="float" office:value="0.375234521575985">
                <text:p>0.375234521575985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2181264795401">
                <text:p>0.152181264795401</text:p>
              </table:table-cell>
              <table:table-cell office:value-type="float" office:value="0.145924536168439">
                <text:p>0.145924536168439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50156347717323">
                <text:p>0.250156347717323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9817382482245">
                <text:p>0.219817382482245</text:p>
              </table:table-cell>
              <table:table-cell office:value-type="float" office:value="0.416927246195539">
                <text:p>0.416927246195539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9817382482245">
                <text:p>0.219817382482245</text:p>
              </table:table-cell>
              <table:table-cell office:value-type="float" office:value="0.312695434646654">
                <text:p>0.312695434646654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91849072336877">
                <text:p>0.29184907233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08463623097769">
                <text:p>0.208463623097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229309985407546">
                <text:p>0.229309985407546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1454176530267">
                <text:p>0.101454176530267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1454176530267">
                <text:p>0.101454176530267</text:p>
              </table:table-cell>
              <table:table-cell office:value-type="float" office:value="0.291849072336877">
                <text:p>0.29184907233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527223537369">
                <text:p>0.13527223537369</text:p>
              </table:table-cell>
              <table:table-cell office:value-type="float" office:value="0.125078173858662">
                <text:p>0.125078173858662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45924536168439">
                <text:p>0.145924536168439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312695434646654">
                <text:p>0.312695434646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0625390869293308">
                <text:p>0.062539086929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07270882651336">
                <text:p>0.0507270882651336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04231811548885">
                <text:p>0.104231811548885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07270882651336">
                <text:p>0.0507270882651336</text:p>
              </table:table-cell>
              <table:table-cell office:value-type="float" office:value="0.104231811548885">
                <text:p>0.104231811548885</text:p>
              </table:table-cell>
              <table:table-cell office:value-type="float" office:value="0.346820809248555">
                <text:p>0.346820809248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87cm" svg:height="20.878cm" xlink:href=".." xlink:type="simple" chart:class="chart:line" chart:style-name="ch1">
        <chart:legend chart:legend-position="end" svg:x="24.594cm" svg:y="9.891cm" style:legend-expansion="high" chart:style-name="ch2"/>
        <chart:plot-area chart:style-name="ch3" table:cell-range-address="'Par cours'.C1:'Par cours'.C51 'Par cours'.E1:'Par cours'.E51" chart:data-source-has-labels="row" svg:x="0.545cm" svg:y="0.417cm" svg:width="23.504cm" svg:height="20.044cm">
          <chartooo:coordinate-region svg:x="1.166cm" svg:y="0.616cm" svg:width="22.697cm" svg:height="19.1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r cours'.C2:'Par cours'.C51" chart:label-cell-address="'Par cours'.C1:'Par cours'.C1" chart:class="chart:line">
            <chart:data-point chart:repeated="50"/>
          </chart:series>
          <chart:series chart:style-name="ch7" chart:values-cell-range-address="'Par cours'.E2:'Par cours'.E51" chart:label-cell-address="'Par cours'.E1:'Par cours'.E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LEK</text:p>
                <draw:g>
                  <svg:desc>'Par cours'.C1:'Par cours'.C1</svg:desc>
                </draw:g>
              </table:table-cell>
              <table:table-cell office:value-type="string">
                <text:p>% Gerda</text:p>
                <draw:g>
                  <svg:desc>'Par cours'.E1:'Par cour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4764921640547">
                <text:p>29.4764921640547</text:p>
                <draw:g>
                  <svg:desc>'Par cours'.C2:'Par cours'.C51</svg:desc>
                </draw:g>
              </table:table-cell>
              <table:table-cell office:value-type="float" office:value="17.4671703543803">
                <text:p>17.4671703543803</text:p>
                <draw:g>
                  <svg:desc>'Par cours'.E2:'Par cours'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704568189396">
                <text:p>11.3704568189396</text:p>
              </table:table-cell>
              <table:table-cell office:value-type="float" office:value="11.548839719374">
                <text:p>11.548839719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3591197065689">
                <text:p>7.73591197065689</text:p>
              </table:table-cell>
              <table:table-cell office:value-type="float" office:value="8.99442345745638">
                <text:p>8.99442345745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6865621873958">
                <text:p>5.96865621873958</text:p>
              </table:table-cell>
              <table:table-cell office:value-type="float" office:value="6.78179528692211">
                <text:p>6.7817952869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0160053351117">
                <text:p>4.80160053351117</text:p>
              </table:table-cell>
              <table:table-cell office:value-type="float" office:value="6.13419679798525">
                <text:p>6.13419679798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6812270756919">
                <text:p>4.36812270756919</text:p>
              </table:table-cell>
              <table:table-cell office:value-type="float" office:value="4.73106673862205">
                <text:p>4.73106673862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1827275758586">
                <text:p>4.81827275758586</text:p>
              </table:table-cell>
              <table:table-cell office:value-type="float" office:value="6.65587335851772">
                <text:p>6.65587335851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8502834278093">
                <text:p>5.08502834278093</text:p>
              </table:table-cell>
              <table:table-cell office:value-type="float" office:value="6.97967260298615">
                <text:p>6.97967260298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5095031677226">
                <text:p>2.85095031677226</text:p>
              </table:table-cell>
              <table:table-cell office:value-type="float" office:value="3.90357978053607">
                <text:p>3.90357978053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1750583527843">
                <text:p>2.51750583527843</text:p>
              </table:table-cell>
              <table:table-cell office:value-type="float" office:value="2.95017089404569">
                <text:p>2.95017089404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725575191731">
                <text:p>1.76725575191731</text:p>
              </table:table-cell>
              <table:table-cell office:value-type="float" office:value="2.680338190322">
                <text:p>2.680338190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381127042347">
                <text:p>1.43381127042347</text:p>
              </table:table-cell>
              <table:table-cell office:value-type="float" office:value="2.19463932361936">
                <text:p>2.19463932361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394464821607">
                <text:p>1.83394464821607</text:p>
              </table:table-cell>
              <table:table-cell office:value-type="float" office:value="1.87084007915093">
                <text:p>1.87084007915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0060020006669">
                <text:p>1.80060020006669</text:p>
              </table:table-cell>
              <table:table-cell office:value-type="float" office:value="2.01475085447023">
                <text:p>2.01475085447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045015005002">
                <text:p>1.35045015005002</text:p>
              </table:table-cell>
              <table:table-cell office:value-type="float" office:value="2.08670624212988">
                <text:p>2.08670624212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033344448149">
                <text:p>1.00033344448149</text:p>
              </table:table-cell>
              <table:table-cell office:value-type="float" office:value="1.36715236553337">
                <text:p>1.36715236553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3611203734578">
                <text:p>0.833611203734578</text:p>
              </table:table-cell>
              <table:table-cell office:value-type="float" office:value="0.953408886490376">
                <text:p>0.953408886490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025008336112">
                <text:p>0.75025008336112</text:p>
              </table:table-cell>
              <table:table-cell office:value-type="float" office:value="1.04335312106494">
                <text:p>1.04335312106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300100033344">
                <text:p>0.900300100033344</text:p>
              </table:table-cell>
              <table:table-cell office:value-type="float" office:value="0.701565029681597">
                <text:p>0.701565029681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3627875958653">
                <text:p>0.883627875958653</text:p>
              </table:table-cell>
              <table:table-cell office:value-type="float" office:value="0.71955387659651">
                <text:p>0.71955387659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028342780927">
                <text:p>0.85028342780927</text:p>
              </table:table-cell>
              <table:table-cell office:value-type="float" office:value="0.773520417341248">
                <text:p>0.773520417341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6888962987663">
                <text:p>0.666888962987663</text:p>
              </table:table-cell>
              <table:table-cell office:value-type="float" office:value="0.593631948192121">
                <text:p>0.593631948192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6872290763588">
                <text:p>0.616872290763588</text:p>
              </table:table-cell>
              <table:table-cell office:value-type="float" office:value="0.611620795107034">
                <text:p>0.611620795107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6822274091364">
                <text:p>0.466822274091364</text:p>
              </table:table-cell>
              <table:table-cell office:value-type="float" office:value="0.431732325957906">
                <text:p>0.431732325957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150050016672">
                <text:p>0.450150050016672</text:p>
              </table:table-cell>
              <table:table-cell office:value-type="float" office:value="0.503687713617557">
                <text:p>0.5036877136175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3461153717906">
                <text:p>0.383461153717906</text:p>
              </table:table-cell>
              <table:table-cell office:value-type="float" office:value="0.395754632128081">
                <text:p>0.395754632128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0150050016672">
                <text:p>0.450150050016672</text:p>
              </table:table-cell>
              <table:table-cell office:value-type="float" office:value="0.431732325957906">
                <text:p>0.431732325957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0116705568523">
                <text:p>0.350116705568523</text:p>
              </table:table-cell>
              <table:table-cell office:value-type="float" office:value="0.557654254362295">
                <text:p>0.557654254362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0133377792598">
                <text:p>0.400133377792598</text:p>
              </table:table-cell>
              <table:table-cell office:value-type="float" office:value="0.503687713617557">
                <text:p>0.503687713617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722240746916">
                <text:p>0.166722240746916</text:p>
              </table:table-cell>
              <table:table-cell office:value-type="float" office:value="0.467710019787732">
                <text:p>0.46771001978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32379924446843">
                <text:p>0.32379924446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3461153717906">
                <text:p>0.383461153717906</text:p>
              </table:table-cell>
              <table:table-cell office:value-type="float" office:value="0.233855009893866">
                <text:p>0.233855009893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0066688896299">
                <text:p>0.200066688896299</text:p>
              </table:table-cell>
              <table:table-cell office:value-type="float" office:value="0.179888469149128">
                <text:p>0.179888469149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444481493831">
                <text:p>0.333444481493831</text:p>
              </table:table-cell>
              <table:table-cell office:value-type="float" office:value="0.233855009893866">
                <text:p>0.233855009893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3411137045682">
                <text:p>0.233411137045682</text:p>
              </table:table-cell>
              <table:table-cell office:value-type="float" office:value="0.269832703723691">
                <text:p>0.269832703723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755585195065">
                <text:p>0.266755585195065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722240746916">
                <text:p>0.166722240746916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0050016672224">
                <text:p>0.150050016672224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79888469149128">
                <text:p>0.179888469149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0899442345745638">
                <text:p>0.0899442345745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673891297099">
                <text:p>0.21673891297099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033344448149">
                <text:p>0.100033344448149</text:p>
              </table:table-cell>
              <table:table-cell office:value-type="float" office:value="0.0359776938298255">
                <text:p>0.0359776938298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25921928404389">
                <text:p>0.125921928404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033344448149">
                <text:p>0.100033344448149</text:p>
              </table:table-cell>
              <table:table-cell office:value-type="float" office:value="0.161899622234215">
                <text:p>0.161899622234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3377792597533">
                <text:p>0.133377792597533</text:p>
              </table:table-cell>
              <table:table-cell office:value-type="float" office:value="0.0539665407447383">
                <text:p>0.05396654074473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0050016672224">
                <text:p>0.150050016672224</text:p>
              </table:table-cell>
              <table:table-cell office:value-type="float" office:value="0.0899442345745638">
                <text:p>0.0899442345745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3377792597533">
                <text:p>0.133377792597533</text:p>
              </table:table-cell>
              <table:table-cell office:value-type="float" office:value="0.071955387659651">
                <text:p>0.071955387659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74cm" svg:height="17.956cm" xlink:href=".." xlink:type="simple" chart:class="chart:scatter" chart:style-name="ch1">
        <chart:legend chart:legend-position="end" svg:x="22.858cm" svg:y="8.43cm" style:legend-expansion="high" chart:style-name="ch2"/>
        <chart:plot-area chart:style-name="ch3" table:cell-range-address="'Par année'.A2:'Par année'.A51 'Par année'.C1:'Par année'.C51 'Par année'.E1:'Par année'.E51" chart:data-source-has-labels="row" svg:x="0.537cm" svg:y="0.359cm" svg:width="21.784cm" svg:height="17.238cm">
          <chartooo:coordinate-region svg:x="1.158cm" svg:y="0.558cm" svg:width="20.976cm" svg:height="16.3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r année'.C2:'Par année'.C51" chart:label-cell-address="'Par année'.C1:'Par année'.C1" chart:class="chart:scatter">
            <chart:domain table:cell-range-address="'Par année'.A2:'Par année'.A51"/>
            <chart:data-point chart:repeated="50"/>
          </chart:series>
          <chart:series chart:style-name="ch7" chart:values-cell-range-address="'Par année'.E2:'Par année'.E51" chart:label-cell-address="'Par année'.E1:'Par année'.E1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o A</text:p>
              </table:table-cell>
              <table:table-cell office:value-type="string">
                <text:p>avant les rappels</text:p>
                <draw:g>
                  <svg:desc>'Par année'.C1:'Par année'.C1</svg:desc>
                </draw:g>
              </table:table-cell>
              <table:table-cell office:value-type="string">
                <text:p>Après les rappels</text:p>
                <draw:g>
                  <svg:desc>'Par année'.E1:'Par anné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ar année'.A2:'Par année'.A51</svg:desc>
                </draw:g>
              </table:table-cell>
              <table:table-cell office:value-type="float" office:value="15.5615696887686">
                <text:p>15.5615696887686</text:p>
                <draw:g>
                  <svg:desc>'Par année'.C2:'Par année'.C51</svg:desc>
                </draw:g>
              </table:table-cell>
              <table:table-cell office:value-type="float" office:value="19.7790055248619">
                <text:p>19.7790055248619</text:p>
                <draw:g>
                  <svg:desc>'Par année'.E2:'Par année'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7726657645467">
                <text:p>11.7726657645467</text:p>
              </table:table-cell>
              <table:table-cell office:value-type="float" office:value="13.7016574585635">
                <text:p>13.7016574585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.5548037889039">
                <text:p>10.5548037889039</text:p>
              </table:table-cell>
              <table:table-cell office:value-type="float" office:value="8.61878453038674">
                <text:p>8.61878453038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63058186738836">
                <text:p>6.63058186738836</text:p>
              </table:table-cell>
              <table:table-cell office:value-type="float" office:value="8.12154696132597">
                <text:p>8.12154696132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4127198917456">
                <text:p>5.4127198917456</text:p>
              </table:table-cell>
              <table:table-cell office:value-type="float" office:value="5.46961325966851">
                <text:p>5.46961325966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22462787550744">
                <text:p>6.22462787550744</text:p>
              </table:table-cell>
              <table:table-cell office:value-type="float" office:value="6.79558011049724">
                <text:p>6.79558011049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03653585926928">
                <text:p>7.03653585926928</text:p>
              </table:table-cell>
              <table:table-cell office:value-type="float" office:value="8.56353591160221">
                <text:p>8.56353591160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7780784844384">
                <text:p>7.57780784844384</text:p>
              </table:table-cell>
              <table:table-cell office:value-type="float" office:value="6.96132596685083">
                <text:p>6.96132596685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78890392422192">
                <text:p>3.78890392422192</text:p>
              </table:table-cell>
              <table:table-cell office:value-type="float" office:value="3.20441988950276">
                <text:p>3.20441988950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4167794316644">
                <text:p>2.84167794316644</text:p>
              </table:table-cell>
              <table:table-cell office:value-type="float" office:value="2.98342541436464">
                <text:p>2.98342541436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16508795669824">
                <text:p>2.16508795669824</text:p>
              </table:table-cell>
              <table:table-cell office:value-type="float" office:value="1.98895027624309">
                <text:p>1.98895027624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7063599458728">
                <text:p>2.7063599458728</text:p>
              </table:table-cell>
              <table:table-cell office:value-type="float" office:value="1.60220994475138">
                <text:p>1.6022099447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7063599458728">
                <text:p>2.7063599458728</text:p>
              </table:table-cell>
              <table:table-cell office:value-type="float" office:value="1.76795580110497">
                <text:p>1.76795580110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08254397834912">
                <text:p>1.08254397834912</text:p>
              </table:table-cell>
              <table:table-cell office:value-type="float" office:value="1.38121546961326">
                <text:p>1.38121546961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1786197564276">
                <text:p>1.21786197564276</text:p>
              </table:table-cell>
              <table:table-cell office:value-type="float" office:value="1.38121546961326">
                <text:p>1.38121546961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48849797023004">
                <text:p>1.48849797023004</text:p>
              </table:table-cell>
              <table:table-cell office:value-type="float" office:value="1.2707182320442">
                <text:p>1.2707182320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1190798376184">
                <text:p>0.81190798376184</text:p>
              </table:table-cell>
              <table:table-cell office:value-type="float" office:value="0.662983425414365">
                <text:p>0.6629834254143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4722598105548">
                <text:p>0.94722598105548</text:p>
              </table:table-cell>
              <table:table-cell office:value-type="float" office:value="0.497237569060774">
                <text:p>0.497237569060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765899864682">
                <text:p>0.6765899864682</text:p>
              </table:table-cell>
              <table:table-cell office:value-type="float" office:value="0.331491712707182">
                <text:p>0.331491712707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31799729364">
                <text:p>0.13531799729364</text:p>
              </table:table-cell>
              <table:table-cell office:value-type="float" office:value="0.497237569060774">
                <text:p>0.497237569060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89445196211096">
                <text:p>1.89445196211096</text:p>
              </table:table-cell>
              <table:table-cell office:value-type="float" office:value="0.331491712707182">
                <text:p>0.331491712707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0595399188092">
                <text:p>0.40595399188092</text:p>
              </table:table-cell>
              <table:table-cell office:value-type="float" office:value="0.331491712707182">
                <text:p>0.331491712707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4127198917456">
                <text:p>0.54127198917456</text:p>
              </table:table-cell>
              <table:table-cell office:value-type="float" office:value="0.662983425414365">
                <text:p>0.6629834254143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1190798376184">
                <text:p>0.81190798376184</text:p>
              </table:table-cell>
              <table:table-cell office:value-type="float" office:value="0.331491712707182">
                <text:p>0.331491712707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765899864682">
                <text:p>0.6765899864682</text:p>
              </table:table-cell>
              <table:table-cell office:value-type="float" office:value="0.276243093922652">
                <text:p>0.276243093922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0595399188092">
                <text:p>0.40595399188092</text:p>
              </table:table-cell>
              <table:table-cell office:value-type="float" office:value="0.220994475138122">
                <text:p>0.220994475138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0595399188092">
                <text:p>0.40595399188092</text:p>
              </table:table-cell>
              <table:table-cell office:value-type="float" office:value="0.276243093922652">
                <text:p>0.276243093922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4127198917456">
                <text:p>0.54127198917456</text:p>
              </table:table-cell>
              <table:table-cell office:value-type="float" office:value="0.220994475138122">
                <text:p>0.220994475138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3531799729364">
                <text:p>0.13531799729364</text:p>
              </table:table-cell>
              <table:table-cell office:value-type="float" office:value="0.220994475138122">
                <text:p>0.220994475138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0595399188092">
                <text:p>0.40595399188092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6765899864682">
                <text:p>0.6765899864682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3531799729364">
                <text:p>0.13531799729364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3531799729364">
                <text:p>0.13531799729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7063599458728">
                <text:p>0.27063599458728</text:p>
              </table:table-cell>
              <table:table-cell office:value-type="float" office:value="0.165745856353591">
                <text:p>0.165745856353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4127198917456">
                <text:p>0.54127198917456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063599458728">
                <text:p>0.27063599458728</text:p>
              </table:table-cell>
              <table:table-cell office:value-type="float" office:value="0.165745856353591">
                <text:p>0.165745856353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0595399188092">
                <text:p>0.40595399188092</text:p>
              </table:table-cell>
              <table:table-cell office:value-type="float" office:value="0.0552486187845304">
                <text:p>0.0552486187845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537cm" svg:y="4.204cm" style:legend-expansion="high" chart:style-name="ch2"/>
        <chart:plot-area chart:style-name="ch3" table:cell-range-address="Inscription.A1:Inscription.A26 Inscription.H1:Inscription.H26" chart:data-source-has-labels="both" svg:x="0.319cm" svg:y="0.18cm" svg:width="11.899cm" svg:height="8.646cm">
          <chartooo:coordinate-region svg:x="0.94cm" svg:y="0.18cm" svg:width="10.233cm" svg:height="6.138cm"/>
          <chart:axis chart:dimension="x" chart:name="primary-x" chart:style-name="ch4" chartooo:axis-type="auto">
            <chartooo:date-scale/>
            <chart:categories table:cell-range-address="Inscription.A2:Inscription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scription.H2:Inscription.H26" chart:label-cell-address="Inscription.H1:Inscription.H1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éussite</text:p>
                <draw:g>
                  <svg:desc>Inscription.H1:Inscripti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vier 2015</text:p>
                <draw:g>
                  <svg:desc>Inscription.A2:Inscription.A26</svg:desc>
                </draw:g>
              </table:table-cell>
              <table:table-cell office:value-type="float" office:value="21">
                <text:p>21</text:p>
                <draw:g>
                  <svg:desc>Inscription.H2:Inscription.H26</svg:desc>
                </draw:g>
              </table:table-cell>
            </table:table-row>
            <table:table-row>
              <table:table-cell office:value-type="string">
                <text:p>Février 20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rs 20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vril 20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i 20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Juin 2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uillet 20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oût 20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ptembre 20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Octobre 20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Novembre 20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Décembre 20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Janvier 20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Février 20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rs 20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vril 20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ai 20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Juin 20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Juillet 20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Août 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eptembre 20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Octobre 20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Novembre 20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Décembre 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Janvier 2017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43cm" svg:y="4.203cm" style:legend-expansion="high" chart:style-name="ch2"/>
        <chart:plot-area chart:style-name="ch3" table:cell-range-address="Inscription.A1:Inscription.A29 Inscription.K1:Inscription.K29" chart:data-source-has-labels="both" svg:x="0.319cm" svg:y="0.18cm" svg:width="12.905cm" svg:height="8.645cm">
          <chartooo:coordinate-region svg:x="1.844cm" svg:y="0.18cm" svg:width="11.38cm" svg:height="6.138cm"/>
          <chart:axis chart:dimension="x" chart:name="primary-x" chart:style-name="ch4" chartooo:axis-type="auto">
            <chartooo:date-scale/>
            <chart:categories table:cell-range-address="Inscription.A2:Inscription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scription.K2:Inscription.K29" chart:label-cell-address="Inscription.K1:Inscription.K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t fini</text:p>
                <draw:g>
                  <svg:desc>Inscription.K1:Inscription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vier 2015</text:p>
                <draw:g>
                  <svg:desc>Inscription.A2:Inscription.A29</svg:desc>
                </draw:g>
              </table:table-cell>
              <table:table-cell office:value-type="float" office:value="5">
                <text:p>5</text:p>
                <draw:g>
                  <svg:desc>Inscription.K2:Inscription.K29</svg:desc>
                </draw:g>
              </table:table-cell>
            </table:table-row>
            <table:table-row>
              <table:table-cell office:value-type="string">
                <text:p>Février 20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s 2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vril 20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i 2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uin 2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uillet 20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oût 2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ptembre 20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ctobre 2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vembre 20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écembre 20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nvier 2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évrier 2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rs 2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vril 2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i 2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uin 20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uillet 2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oût 2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ptembre 20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ctobre 2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vembre 20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Décembre 2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nvier 20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évrier 2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rs 20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vril 201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438cm" svg:y="4.203cm" style:legend-expansion="high" chart:style-name="ch2"/>
        <chart:plot-area chart:style-name="ch3" table:cell-range-address="Inscription.A1:Inscription.A29 Inscription.I1:Inscription.I29" chart:data-source-has-labels="both" svg:x="0.319cm" svg:y="0.18cm" svg:width="12.8cm" svg:height="8.645cm">
          <chartooo:coordinate-region svg:x="1.844cm" svg:y="0.18cm" svg:width="11.275cm" svg:height="6.138cm"/>
          <chart:axis chart:dimension="x" chart:name="primary-x" chart:style-name="ch4" chartooo:axis-type="auto">
            <chartooo:date-scale/>
            <chart:categories table:cell-range-address="Inscription.A2:Inscription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scription.I2:Inscription.I29" chart:label-cell-address="Inscription.I1:Inscription.I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jours</text:p>
                <draw:g>
                  <svg:desc>Inscription.I1:Inscripti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vier 2015</text:p>
                <draw:g>
                  <svg:desc>Inscription.A2:Inscription.A29</svg:desc>
                </draw:g>
              </table:table-cell>
              <table:table-cell office:value-type="float" office:value="142">
                <text:p>142</text:p>
                <draw:g>
                  <svg:desc>Inscription.I2:Inscription.I29</svg:desc>
                </draw:g>
              </table:table-cell>
            </table:table-row>
            <table:table-row>
              <table:table-cell office:value-type="string">
                <text:p>Février 20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Mars 20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vril 20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Mai 20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Juin 20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Juillet 201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oût 201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Septembre 20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Octobre 20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Novembre 201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Décembre 20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Janvier 20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Février 201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Mars 20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vril 20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Mai 20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Juin 20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Juillet 20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Août 20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Septembre 20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Octobre 20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Novembre 20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Décembre 20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Janvier 2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évrier 20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Mars 20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vril 2017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